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1618e7" officeooo:paragraph-rsid="001618e7"/>
    </style:style>
    <style:style style:name="P2" style:family="paragraph" style:parent-style-name="Standard">
      <style:text-properties fo:language="en" fo:country="US" officeooo:rsid="001618e7" officeooo:paragraph-rsid="008fb73c"/>
    </style:style>
    <style:style style:name="P3" style:family="paragraph" style:parent-style-name="Standard">
      <style:text-properties fo:language="en" fo:country="US" officeooo:paragraph-rsid="00177e98"/>
    </style:style>
    <style:style style:name="P4" style:family="paragraph" style:parent-style-name="Standard">
      <style:text-properties fo:language="en" fo:country="US" officeooo:paragraph-rsid="001d8dfb"/>
    </style:style>
    <style:style style:name="P5" style:family="paragraph" style:parent-style-name="Standard">
      <style:text-properties fo:language="en" fo:country="US" officeooo:paragraph-rsid="001de320"/>
    </style:style>
    <style:style style:name="P6" style:family="paragraph" style:parent-style-name="Standard">
      <style:text-properties fo:language="en" fo:country="US" officeooo:paragraph-rsid="001a6a18"/>
    </style:style>
    <style:style style:name="P7" style:family="paragraph" style:parent-style-name="Standard">
      <style:text-properties fo:language="en" fo:country="US" officeooo:paragraph-rsid="002fb86b"/>
    </style:style>
    <style:style style:name="P8" style:family="paragraph" style:parent-style-name="Standard">
      <style:paragraph-properties fo:text-align="center" style:justify-single-word="false"/>
      <style:text-properties fo:language="en" fo:country="US" officeooo:paragraph-rsid="005bce5c"/>
    </style:style>
    <style:style style:name="P9" style:family="paragraph" style:parent-style-name="Standard">
      <style:text-properties fo:language="en" fo:country="US" officeooo:paragraph-rsid="00677952"/>
    </style:style>
    <style:style style:name="P10" style:family="paragraph" style:parent-style-name="Standard">
      <style:text-properties fo:language="en" fo:country="US" officeooo:paragraph-rsid="0067e952"/>
    </style:style>
    <style:style style:name="P11" style:family="paragraph" style:parent-style-name="Standard">
      <style:text-properties fo:language="en" fo:country="US" officeooo:paragraph-rsid="00775bd6"/>
    </style:style>
    <style:style style:name="P12" style:family="paragraph" style:parent-style-name="Standard">
      <style:text-properties fo:language="en" fo:country="US" officeooo:paragraph-rsid="008fb73c"/>
    </style:style>
    <style:style style:name="P13" style:family="paragraph" style:parent-style-name="Standard">
      <style:text-properties fo:language="en" fo:country="US" officeooo:paragraph-rsid="00910b5a"/>
    </style:style>
    <style:style style:name="P14" style:family="paragraph" style:parent-style-name="Standard">
      <style:text-properties fo:language="en" fo:country="US" officeooo:paragraph-rsid="00969b43"/>
    </style:style>
    <style:style style:name="P15" style:family="paragraph" style:parent-style-name="Standard">
      <style:text-properties fo:language="en" fo:country="US" officeooo:paragraph-rsid="009efd0a"/>
    </style:style>
    <style:style style:name="P16" style:family="paragraph" style:parent-style-name="Standard">
      <style:text-properties officeooo:paragraph-rsid="001a6a18"/>
    </style:style>
    <style:style style:name="P17" style:family="paragraph" style:parent-style-name="Standard">
      <style:text-properties officeooo:paragraph-rsid="003cd8a3"/>
    </style:style>
    <style:style style:name="P18" style:family="paragraph" style:parent-style-name="Standard">
      <style:text-properties officeooo:paragraph-rsid="0093ed23"/>
    </style:style>
    <style:style style:name="P19" style:family="paragraph" style:parent-style-name="Standard">
      <style:text-properties officeooo:paragraph-rsid="00969b43"/>
    </style:style>
    <style:style style:name="P20" style:family="paragraph" style:parent-style-name="Standard">
      <style:text-properties officeooo:paragraph-rsid="00980eaf"/>
    </style:style>
    <style:style style:name="P21" style:family="paragraph" style:parent-style-name="Standard">
      <style:text-properties officeooo:paragraph-rsid="001bd4d2"/>
    </style:style>
    <style:style style:name="P22" style:family="paragraph" style:parent-style-name="Standard">
      <style:text-properties officeooo:rsid="009db059" officeooo:paragraph-rsid="001bd4d2" fo:background-color="#ffff00"/>
    </style:style>
    <style:style style:name="P23" style:family="paragraph" style:parent-style-name="Standard">
      <style:paragraph-properties style:writing-mode="lr-tb"/>
      <style:text-properties fo:language="en" fo:country="US" officeooo:rsid="001f5985" officeooo:paragraph-rsid="001f5985"/>
    </style:style>
    <style:style style:name="P24" style:family="paragraph" style:parent-style-name="Standard">
      <style:paragraph-properties style:writing-mode="lr-tb"/>
      <style:text-properties fo:language="en" fo:country="US" officeooo:rsid="001f5985" officeooo:paragraph-rsid="00a523d7"/>
    </style:style>
    <style:style style:name="P25" style:family="paragraph" style:parent-style-name="Standard">
      <style:paragraph-properties style:writing-mode="lr-tb"/>
      <style:text-properties fo:language="en" fo:country="US" officeooo:paragraph-rsid="002b19e3"/>
    </style:style>
    <style:style style:name="P26" style:family="paragraph" style:parent-style-name="Standard">
      <style:paragraph-properties style:writing-mode="lr-tb"/>
      <style:text-properties officeooo:paragraph-rsid="001f5985"/>
    </style:style>
    <style:style style:name="P27" style:family="paragraph" style:parent-style-name="Standard">
      <style:paragraph-properties style:writing-mode="lr-tb"/>
      <style:text-properties officeooo:rsid="001f5985" officeooo:paragraph-rsid="001f5985"/>
    </style:style>
    <style:style style:name="P28" style:family="paragraph" style:parent-style-name="Standard">
      <style:paragraph-properties style:writing-mode="lr-tb"/>
      <style:text-properties officeooo:rsid="001f5985" officeooo:paragraph-rsid="0027920b"/>
    </style:style>
    <style:style style:name="P29" style:family="paragraph" style:parent-style-name="Standard">
      <style:paragraph-properties style:writing-mode="lr-tb"/>
      <style:text-properties officeooo:paragraph-rsid="0027920b"/>
    </style:style>
    <style:style style:name="P30" style:family="paragraph" style:parent-style-name="Standard">
      <style:paragraph-properties style:writing-mode="lr-tb"/>
      <style:text-properties officeooo:paragraph-rsid="00292e66"/>
    </style:style>
    <style:style style:name="P31" style:family="paragraph" style:parent-style-name="Standard">
      <style:paragraph-properties style:writing-mode="lr-tb"/>
      <style:text-properties officeooo:paragraph-rsid="002bd053"/>
    </style:style>
    <style:style style:name="P32" style:family="paragraph" style:parent-style-name="Standard">
      <style:paragraph-properties style:writing-mode="lr-tb"/>
      <style:text-properties officeooo:paragraph-rsid="002e78f6"/>
    </style:style>
    <style:style style:name="P33" style:family="paragraph" style:parent-style-name="Standard">
      <style:paragraph-properties style:writing-mode="lr-tb"/>
      <style:text-properties officeooo:paragraph-rsid="00a5abfd"/>
    </style:style>
    <style:style style:name="P34" style:family="paragraph" style:parent-style-name="Text_20_body">
      <style:text-properties officeooo:paragraph-rsid="001f5985"/>
    </style:style>
    <style:style style:name="P35" style:family="paragraph" style:parent-style-name="Text_20_body">
      <style:text-properties officeooo:paragraph-rsid="002098b6"/>
    </style:style>
    <style:style style:name="P36" style:family="paragraph" style:parent-style-name="Text_20_body">
      <style:text-properties officeooo:paragraph-rsid="0020c81b"/>
    </style:style>
    <style:style style:name="P37" style:family="paragraph" style:parent-style-name="Text_20_body">
      <style:text-properties officeooo:paragraph-rsid="00242a9d"/>
    </style:style>
    <style:style style:name="P38" style:family="paragraph" style:parent-style-name="Text_20_body">
      <style:text-properties officeooo:paragraph-rsid="002fb86b"/>
    </style:style>
    <style:style style:name="P39" style:family="paragraph" style:parent-style-name="Text_20_body">
      <style:text-properties officeooo:paragraph-rsid="003277cc"/>
    </style:style>
    <style:style style:name="P40" style:family="paragraph" style:parent-style-name="Text_20_body">
      <style:text-properties officeooo:paragraph-rsid="0037e897"/>
    </style:style>
    <style:style style:name="P41" style:family="paragraph" style:parent-style-name="Text_20_body">
      <style:text-properties officeooo:paragraph-rsid="003934a4"/>
    </style:style>
    <style:style style:name="P42" style:family="paragraph" style:parent-style-name="Text_20_body">
      <style:text-properties officeooo:paragraph-rsid="003c004d"/>
    </style:style>
    <style:style style:name="P43" style:family="paragraph" style:parent-style-name="Text_20_body">
      <style:text-properties fo:language="en" fo:country="US" officeooo:rsid="001f5985" officeooo:paragraph-rsid="001f5985"/>
    </style:style>
    <style:style style:name="P44" style:family="paragraph" style:parent-style-name="Text_20_body">
      <style:text-properties fo:language="en" fo:country="US" officeooo:paragraph-rsid="002fb86b"/>
    </style:style>
    <style:style style:name="P45" style:family="paragraph" style:parent-style-name="Text_20_body">
      <style:text-properties fo:language="en" fo:country="US" officeooo:paragraph-rsid="004019a8"/>
    </style:style>
    <style:style style:name="P46" style:family="paragraph" style:parent-style-name="Text_20_body">
      <style:text-properties fo:language="en" fo:country="US" officeooo:paragraph-rsid="004ef0b8"/>
    </style:style>
    <style:style style:name="P47" style:family="paragraph" style:parent-style-name="Text_20_body">
      <style:text-properties officeooo:paragraph-rsid="0041fd59"/>
    </style:style>
    <style:style style:name="P48" style:family="paragraph" style:parent-style-name="Text_20_body">
      <style:text-properties officeooo:paragraph-rsid="00444329"/>
    </style:style>
    <style:style style:name="P49" style:family="paragraph" style:parent-style-name="Text_20_body">
      <style:text-properties officeooo:paragraph-rsid="00470a1b"/>
    </style:style>
    <style:style style:name="P50" style:family="paragraph" style:parent-style-name="Text_20_body">
      <style:text-properties officeooo:paragraph-rsid="004997ed"/>
    </style:style>
    <style:style style:name="P51" style:family="paragraph" style:parent-style-name="Text_20_body">
      <style:text-properties officeooo:paragraph-rsid="004b34a0"/>
    </style:style>
    <style:style style:name="P52" style:family="paragraph" style:parent-style-name="Text_20_body">
      <style:text-properties officeooo:paragraph-rsid="004c2d6b"/>
    </style:style>
    <style:style style:name="P53" style:family="paragraph" style:parent-style-name="Text_20_body">
      <style:text-properties officeooo:paragraph-rsid="004ef0b8"/>
    </style:style>
    <style:style style:name="P54" style:family="paragraph" style:parent-style-name="Text_20_body">
      <style:text-properties officeooo:paragraph-rsid="00514714"/>
    </style:style>
    <style:style style:name="P55" style:family="paragraph" style:parent-style-name="Text_20_body">
      <style:text-properties officeooo:paragraph-rsid="0057f628"/>
    </style:style>
    <style:style style:name="P56" style:family="paragraph" style:parent-style-name="Text_20_body">
      <style:text-properties officeooo:paragraph-rsid="005954e6"/>
    </style:style>
    <style:style style:name="P57" style:family="paragraph" style:parent-style-name="Text_20_body">
      <style:text-properties officeooo:paragraph-rsid="005a9603"/>
    </style:style>
    <style:style style:name="P58" style:family="paragraph" style:parent-style-name="Text_20_body">
      <style:text-properties officeooo:paragraph-rsid="005bce5c"/>
    </style:style>
    <style:style style:name="P59" style:family="paragraph" style:parent-style-name="Text_20_body">
      <style:text-properties officeooo:paragraph-rsid="005ec6f3"/>
    </style:style>
    <style:style style:name="P60" style:family="paragraph" style:parent-style-name="Text_20_body">
      <style:text-properties officeooo:paragraph-rsid="00613948"/>
    </style:style>
    <style:style style:name="P61" style:family="paragraph" style:parent-style-name="Text_20_body">
      <style:text-properties officeooo:paragraph-rsid="0062058c"/>
    </style:style>
    <style:style style:name="P62" style:family="paragraph" style:parent-style-name="Text_20_body">
      <style:text-properties officeooo:paragraph-rsid="00677952"/>
    </style:style>
    <style:style style:name="P63" style:family="paragraph" style:parent-style-name="Text_20_body">
      <style:text-properties officeooo:paragraph-rsid="006940b8"/>
    </style:style>
    <style:style style:name="P64" style:family="paragraph" style:parent-style-name="Text_20_body">
      <style:text-properties officeooo:paragraph-rsid="006a3a07"/>
    </style:style>
    <style:style style:name="P65" style:family="paragraph" style:parent-style-name="Text_20_body">
      <style:text-properties officeooo:paragraph-rsid="006be486"/>
    </style:style>
    <style:style style:name="P66" style:family="paragraph" style:parent-style-name="Text_20_body">
      <style:text-properties officeooo:paragraph-rsid="006d3160"/>
    </style:style>
    <style:style style:name="P67" style:family="paragraph" style:parent-style-name="Text_20_body">
      <style:text-properties officeooo:paragraph-rsid="0075379e"/>
    </style:style>
    <style:style style:name="P68" style:family="paragraph" style:parent-style-name="Text_20_body">
      <style:text-properties officeooo:paragraph-rsid="00775bd6"/>
    </style:style>
    <style:style style:name="P69" style:family="paragraph" style:parent-style-name="Text_20_body">
      <style:text-properties officeooo:paragraph-rsid="007deca9"/>
    </style:style>
    <style:style style:name="P70" style:family="paragraph" style:parent-style-name="Text_20_body">
      <style:text-properties officeooo:paragraph-rsid="00809ec7"/>
    </style:style>
    <style:style style:name="P71" style:family="paragraph" style:parent-style-name="Text_20_body">
      <style:text-properties officeooo:paragraph-rsid="00876874"/>
    </style:style>
    <style:style style:name="P72" style:family="paragraph" style:parent-style-name="Text_20_body">
      <style:text-properties officeooo:paragraph-rsid="008951d9"/>
    </style:style>
    <style:style style:name="P73" style:family="paragraph" style:parent-style-name="Text_20_body">
      <style:text-properties officeooo:rsid="008b69b8" officeooo:paragraph-rsid="008b69b8"/>
    </style:style>
    <style:style style:name="P74" style:family="paragraph" style:parent-style-name="Standard" style:list-style-name="L1">
      <style:text-properties officeooo:paragraph-rsid="001b8375"/>
    </style:style>
    <style:style style:name="P75" style:family="paragraph" style:parent-style-name="Standard" style:list-style-name="L1">
      <style:text-properties fo:language="en" fo:country="US" officeooo:paragraph-rsid="001b8375"/>
    </style:style>
    <style:style style:name="P76" style:family="paragraph" style:parent-style-name="Heading_20_1">
      <style:text-properties officeooo:paragraph-rsid="003fa7db"/>
    </style:style>
    <style:style style:name="P77" style:family="paragraph" style:parent-style-name="Heading_20_1">
      <style:text-properties fo:language="en" fo:country="US" officeooo:rsid="005cf848" officeooo:paragraph-rsid="005cf848"/>
    </style:style>
    <style:style style:name="P78" style:family="paragraph" style:parent-style-name="Heading_20_1">
      <style:text-properties fo:language="en" fo:country="US" officeooo:rsid="006fb6c4" officeooo:paragraph-rsid="006fb6c4"/>
    </style:style>
    <style:style style:name="P79" style:family="paragraph" style:parent-style-name="Heading_20_1">
      <style:paragraph-properties fo:break-before="page"/>
    </style:style>
    <style:style style:name="P80" style:family="paragraph" style:parent-style-name="Heading_20_2">
      <style:text-properties fo:language="en" fo:country="US"/>
    </style:style>
    <style:style style:name="T1" style:family="text">
      <style:text-properties officeooo:rsid="001618e7"/>
    </style:style>
    <style:style style:name="T2" style:family="text">
      <style:text-properties fo:language="en" fo:country="US"/>
    </style:style>
    <style:style style:name="T3" style:family="text">
      <style:text-properties fo:language="en" fo:country="US" officeooo:rsid="00185c44"/>
    </style:style>
    <style:style style:name="T4" style:family="text">
      <style:text-properties fo:language="en" fo:country="US" officeooo:rsid="0019ef51"/>
    </style:style>
    <style:style style:name="T5" style:family="text">
      <style:text-properties fo:language="en" fo:country="US" officeooo:rsid="001a6a18"/>
    </style:style>
    <style:style style:name="T6" style:family="text">
      <style:text-properties fo:language="en" fo:country="US" officeooo:rsid="001b8375"/>
    </style:style>
    <style:style style:name="T7" style:family="text">
      <style:text-properties fo:language="en" fo:country="US" officeooo:rsid="001f5985"/>
    </style:style>
    <style:style style:name="T8" style:family="text">
      <style:text-properties fo:language="en" fo:country="US" officeooo:rsid="0020c81b"/>
    </style:style>
    <style:style style:name="T9" style:family="text">
      <style:text-properties fo:language="en" fo:country="US" officeooo:rsid="00223d19"/>
    </style:style>
    <style:style style:name="T10" style:family="text">
      <style:text-properties fo:language="en" fo:country="US" officeooo:rsid="00242a9d"/>
    </style:style>
    <style:style style:name="T11" style:family="text">
      <style:text-properties fo:language="en" fo:country="US" officeooo:rsid="00261c80"/>
    </style:style>
    <style:style style:name="T12" style:family="text">
      <style:text-properties fo:language="en" fo:country="US" officeooo:rsid="0027920b"/>
    </style:style>
    <style:style style:name="T13" style:family="text">
      <style:text-properties fo:language="en" fo:country="US" fo:font-weight="bold" style:font-weight-asian="bold" style:font-weight-complex="bold"/>
    </style:style>
    <style:style style:name="T14" style:family="text">
      <style:text-properties fo:language="en" fo:country="US" fo:font-weight="bold" officeooo:rsid="00751d67" style:font-weight-asian="bold" style:font-weight-complex="bold"/>
    </style:style>
    <style:style style:name="T15" style:family="text">
      <style:text-properties fo:language="en" fo:country="US" officeooo:rsid="00292e66"/>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officeooo:rsid="00292e66" style:font-weight-asian="normal" style:font-weight-complex="normal"/>
    </style:style>
    <style:style style:name="T18" style:family="text">
      <style:text-properties fo:language="en" fo:country="US" fo:font-weight="normal" officeooo:rsid="004ef0b8" style:font-weight-asian="normal" style:font-weight-complex="normal"/>
    </style:style>
    <style:style style:name="T19" style:family="text">
      <style:text-properties fo:language="en" fo:country="US" officeooo:rsid="002bd053"/>
    </style:style>
    <style:style style:name="T20" style:family="text">
      <style:text-properties fo:language="en" fo:country="US" officeooo:rsid="002e78f6"/>
    </style:style>
    <style:style style:name="T21" style:family="text">
      <style:text-properties fo:language="en" fo:country="US" officeooo:rsid="002fb86b"/>
    </style:style>
    <style:style style:name="T22" style:family="text">
      <style:text-properties fo:language="en" fo:country="US" officeooo:rsid="0030dc10"/>
    </style:style>
    <style:style style:name="T23" style:family="text">
      <style:text-properties fo:language="en" fo:country="US" officeooo:rsid="003277cc"/>
    </style:style>
    <style:style style:name="T24" style:family="text">
      <style:text-properties fo:language="en" fo:country="US" officeooo:rsid="00342db7"/>
    </style:style>
    <style:style style:name="T25" style:family="text">
      <style:text-properties fo:language="en" fo:country="US" officeooo:rsid="00348616"/>
    </style:style>
    <style:style style:name="T26" style:family="text">
      <style:text-properties fo:language="en" fo:country="US" officeooo:rsid="00359a6d"/>
    </style:style>
    <style:style style:name="T27" style:family="text">
      <style:text-properties fo:language="en" fo:country="US" officeooo:rsid="0037e897"/>
    </style:style>
    <style:style style:name="T28" style:family="text">
      <style:text-properties fo:language="en" fo:country="US" officeooo:rsid="00382a81"/>
    </style:style>
    <style:style style:name="T29" style:family="text">
      <style:text-properties fo:language="en" fo:country="US" officeooo:rsid="003934a4"/>
    </style:style>
    <style:style style:name="T30" style:family="text">
      <style:text-properties fo:language="en" fo:country="US" officeooo:rsid="003a2b95"/>
    </style:style>
    <style:style style:name="T31" style:family="text">
      <style:text-properties fo:language="en" fo:country="US" officeooo:rsid="003c004d"/>
    </style:style>
    <style:style style:name="T32" style:family="text">
      <style:text-properties fo:language="en" fo:country="US" officeooo:rsid="003cd8a3"/>
    </style:style>
    <style:style style:name="T33" style:family="text">
      <style:text-properties fo:language="en" fo:country="US" officeooo:rsid="004019a8"/>
    </style:style>
    <style:style style:name="T34" style:family="text">
      <style:text-properties fo:language="en" fo:country="US" officeooo:rsid="0041fd59"/>
    </style:style>
    <style:style style:name="T35" style:family="text">
      <style:text-properties fo:language="en" fo:country="US" officeooo:rsid="0043391e"/>
    </style:style>
    <style:style style:name="T36" style:family="text">
      <style:text-properties fo:language="en" fo:country="US" officeooo:rsid="00444329"/>
    </style:style>
    <style:style style:name="T37" style:family="text">
      <style:text-properties fo:language="en" fo:country="US" officeooo:rsid="004628ae"/>
    </style:style>
    <style:style style:name="T38" style:family="text">
      <style:text-properties fo:language="en" fo:country="US" officeooo:rsid="004997ed"/>
    </style:style>
    <style:style style:name="T39" style:family="text">
      <style:text-properties fo:language="en" fo:country="US" officeooo:rsid="004b34a0"/>
    </style:style>
    <style:style style:name="T40" style:family="text">
      <style:text-properties fo:language="en" fo:country="US" officeooo:rsid="004bb48e"/>
    </style:style>
    <style:style style:name="T41" style:family="text">
      <style:text-properties fo:language="en" fo:country="US" officeooo:rsid="004c27f7"/>
    </style:style>
    <style:style style:name="T42" style:family="text">
      <style:text-properties fo:language="en" fo:country="US" officeooo:rsid="004c2d6b"/>
    </style:style>
    <style:style style:name="T43" style:family="text">
      <style:text-properties fo:language="en" fo:country="US" officeooo:rsid="004e0839"/>
    </style:style>
    <style:style style:name="T44" style:family="text">
      <style:text-properties fo:language="en" fo:country="US" officeooo:rsid="004ef0b8"/>
    </style:style>
    <style:style style:name="T45" style:family="text">
      <style:text-properties fo:language="en" fo:country="US" officeooo:rsid="00514714"/>
    </style:style>
    <style:style style:name="T46" style:family="text">
      <style:text-properties fo:language="en" fo:country="US" officeooo:rsid="00588b84"/>
    </style:style>
    <style:style style:name="T47" style:family="text">
      <style:text-properties fo:language="en" fo:country="US" officeooo:rsid="005906ab"/>
    </style:style>
    <style:style style:name="T48" style:family="text">
      <style:text-properties fo:language="en" fo:country="US" officeooo:rsid="005954e6"/>
    </style:style>
    <style:style style:name="T49" style:family="text">
      <style:text-properties fo:language="en" fo:country="US" officeooo:rsid="005a9603"/>
    </style:style>
    <style:style style:name="T50" style:family="text">
      <style:text-properties fo:language="en" fo:country="US" officeooo:rsid="005bce5c"/>
    </style:style>
    <style:style style:name="T51" style:family="text">
      <style:text-properties fo:language="en" fo:country="US" officeooo:rsid="005c1129"/>
    </style:style>
    <style:style style:name="T52" style:family="text">
      <style:text-properties fo:language="en" fo:country="US" officeooo:rsid="0064c1c1"/>
    </style:style>
    <style:style style:name="T53" style:family="text">
      <style:text-properties fo:language="en" fo:country="US" officeooo:rsid="0064f79e"/>
    </style:style>
    <style:style style:name="T54" style:family="text">
      <style:text-properties fo:language="en" fo:country="US" officeooo:rsid="006561fc"/>
    </style:style>
    <style:style style:name="T55" style:family="text">
      <style:text-properties fo:language="en" fo:country="US" officeooo:rsid="006940b8"/>
    </style:style>
    <style:style style:name="T56" style:family="text">
      <style:text-properties fo:language="en" fo:country="US" officeooo:rsid="00698066"/>
    </style:style>
    <style:style style:name="T57" style:family="text">
      <style:text-properties fo:language="en" fo:country="US" officeooo:rsid="006a3a07"/>
    </style:style>
    <style:style style:name="T58" style:family="text">
      <style:text-properties fo:language="en" fo:country="US" officeooo:rsid="006be486"/>
    </style:style>
    <style:style style:name="T59" style:family="text">
      <style:text-properties fo:language="en" fo:country="US" officeooo:rsid="006d3160"/>
    </style:style>
    <style:style style:name="T60" style:family="text">
      <style:text-properties fo:language="en" fo:country="US" officeooo:rsid="006df0e7"/>
    </style:style>
    <style:style style:name="T61" style:family="text">
      <style:text-properties fo:language="en" fo:country="US" officeooo:rsid="006dfb44"/>
    </style:style>
    <style:style style:name="T62" style:family="text">
      <style:text-properties fo:language="en" fo:country="US" officeooo:rsid="00722a84"/>
    </style:style>
    <style:style style:name="T63" style:family="text">
      <style:text-properties fo:language="en" fo:country="US" officeooo:rsid="0073509d"/>
    </style:style>
    <style:style style:name="T64" style:family="text">
      <style:text-properties fo:language="en" fo:country="US" officeooo:rsid="00751d67"/>
    </style:style>
    <style:style style:name="T65" style:family="text">
      <style:text-properties fo:language="en" fo:country="US" officeooo:rsid="00775bd6"/>
    </style:style>
    <style:style style:name="T66" style:family="text">
      <style:text-properties fo:language="en" fo:country="US" officeooo:rsid="00793f4d"/>
    </style:style>
    <style:style style:name="T67" style:family="text">
      <style:text-properties fo:language="en" fo:country="US" officeooo:rsid="007ab70c"/>
    </style:style>
    <style:style style:name="T68" style:family="text">
      <style:text-properties fo:language="en" fo:country="US" officeooo:rsid="007c5dbf"/>
    </style:style>
    <style:style style:name="T69" style:family="text">
      <style:text-properties fo:language="en" fo:country="US" officeooo:rsid="007deca9"/>
    </style:style>
    <style:style style:name="T70" style:family="text">
      <style:text-properties fo:language="en" fo:country="US" officeooo:rsid="007fc97f"/>
    </style:style>
    <style:style style:name="T71" style:family="text">
      <style:text-properties fo:language="en" fo:country="US" officeooo:rsid="00809ec7"/>
    </style:style>
    <style:style style:name="T72" style:family="text">
      <style:text-properties fo:language="en" fo:country="US" officeooo:rsid="00821f1e"/>
    </style:style>
    <style:style style:name="T73" style:family="text">
      <style:text-properties fo:language="en" fo:country="US" officeooo:rsid="0083516a"/>
    </style:style>
    <style:style style:name="T74" style:family="text">
      <style:text-properties fo:language="en" fo:country="US" officeooo:rsid="008546d2"/>
    </style:style>
    <style:style style:name="T75" style:family="text">
      <style:text-properties fo:language="en" fo:country="US" officeooo:rsid="00876874"/>
    </style:style>
    <style:style style:name="T76" style:family="text">
      <style:text-properties fo:language="en" fo:country="US" officeooo:rsid="008951d9"/>
    </style:style>
    <style:style style:name="T77" style:family="text">
      <style:text-properties fo:language="en" fo:country="US" officeooo:rsid="009203f2"/>
    </style:style>
    <style:style style:name="T78" style:family="text">
      <style:text-properties fo:language="en" fo:country="US" officeooo:rsid="0093ed23"/>
    </style:style>
    <style:style style:name="T79" style:family="text">
      <style:text-properties fo:language="en" fo:country="US" officeooo:rsid="009591da"/>
    </style:style>
    <style:style style:name="T80" style:family="text">
      <style:text-properties fo:language="en" fo:country="US" officeooo:rsid="00969b43"/>
    </style:style>
    <style:style style:name="T81" style:family="text">
      <style:text-properties fo:language="en" fo:country="US" officeooo:rsid="00980eaf"/>
    </style:style>
    <style:style style:name="T82" style:family="text">
      <style:text-properties fo:language="en" fo:country="US" officeooo:rsid="00988f30"/>
    </style:style>
    <style:style style:name="T83" style:family="text">
      <style:text-properties fo:language="en" fo:country="US" officeooo:rsid="00996381"/>
    </style:style>
    <style:style style:name="T84" style:family="text">
      <style:text-properties fo:language="en" fo:country="US" officeooo:rsid="0099a41c"/>
    </style:style>
    <style:style style:name="T85" style:family="text">
      <style:text-properties fo:language="en" fo:country="US" officeooo:rsid="0099ec50"/>
    </style:style>
    <style:style style:name="T86" style:family="text">
      <style:text-properties fo:language="en" fo:country="US" officeooo:rsid="001bd4d2"/>
    </style:style>
    <style:style style:name="T87" style:family="text">
      <style:text-properties fo:language="en" fo:country="US" officeooo:rsid="009d6156"/>
    </style:style>
    <style:style style:name="T88" style:family="text">
      <style:text-properties fo:language="en" fo:country="US" officeooo:rsid="009d84cd"/>
    </style:style>
    <style:style style:name="T89" style:family="text">
      <style:text-properties fo:language="en" fo:country="US" officeooo:rsid="009db059"/>
    </style:style>
    <style:style style:name="T90" style:family="text">
      <style:text-properties fo:language="en" fo:country="US" officeooo:rsid="009db059" fo:background-color="#ffff00" loext:char-shading-value="0"/>
    </style:style>
    <style:style style:name="T91" style:family="text">
      <style:text-properties fo:language="en" fo:country="US" officeooo:rsid="00a12dee"/>
    </style:style>
    <style:style style:name="T92" style:family="text">
      <style:text-properties fo:language="en" fo:country="US" officeooo:rsid="00a26c39"/>
    </style:style>
    <style:style style:name="T93" style:family="text">
      <style:text-properties fo:language="en" fo:country="US" officeooo:rsid="00a2f9a6"/>
    </style:style>
    <style:style style:name="T94" style:family="text">
      <style:text-properties officeooo:rsid="00167def"/>
    </style:style>
    <style:style style:name="T95" style:family="text">
      <style:text-properties officeooo:rsid="00174849"/>
    </style:style>
    <style:style style:name="T96" style:family="text">
      <style:text-properties officeooo:rsid="00177e98"/>
    </style:style>
    <style:style style:name="T97" style:family="text">
      <style:text-properties fo:font-weight="bold" style:font-weight-asian="bold" style:font-weight-complex="bold"/>
    </style:style>
    <style:style style:name="T98" style:family="text">
      <style:text-properties officeooo:rsid="001d8dfb"/>
    </style:style>
    <style:style style:name="T99" style:family="text">
      <style:text-properties officeooo:rsid="001de320"/>
    </style:style>
    <style:style style:name="T100" style:family="text">
      <style:text-properties officeooo:rsid="0027920b"/>
    </style:style>
    <style:style style:name="T101" style:family="text">
      <style:text-properties officeooo:rsid="00282e7c"/>
    </style:style>
    <style:style style:name="T102" style:family="text">
      <style:text-properties fo:font-weight="normal" officeooo:rsid="002bd053" style:font-weight-asian="normal" style:font-weight-complex="normal"/>
    </style:style>
    <style:style style:name="T103" style:family="text">
      <style:text-properties officeooo:rsid="00295dc9"/>
    </style:style>
    <style:style style:name="T104" style:family="text">
      <style:text-properties officeooo:rsid="002b19e3"/>
    </style:style>
    <style:style style:name="T105" style:family="text">
      <style:text-properties officeooo:rsid="002dcbe3"/>
    </style:style>
    <style:style style:name="T106" style:family="text">
      <style:text-properties officeooo:rsid="002fb86b"/>
    </style:style>
    <style:style style:name="T107" style:family="text">
      <style:text-properties officeooo:rsid="004019a8"/>
    </style:style>
    <style:style style:name="T108" style:family="text">
      <style:text-properties officeooo:rsid="00470a1b"/>
    </style:style>
    <style:style style:name="T109" style:family="text">
      <style:text-properties officeooo:rsid="0054b0e8"/>
    </style:style>
    <style:style style:name="T110" style:family="text">
      <style:text-properties officeooo:rsid="005cf848"/>
    </style:style>
    <style:style style:name="T111" style:family="text">
      <style:text-properties officeooo:rsid="005ec6f3"/>
    </style:style>
    <style:style style:name="T112" style:family="text">
      <style:text-properties officeooo:rsid="0060b6cf"/>
    </style:style>
    <style:style style:name="T113" style:family="text">
      <style:text-properties officeooo:rsid="0062058c"/>
    </style:style>
    <style:style style:name="T114" style:family="text">
      <style:text-properties officeooo:rsid="0062f10e"/>
    </style:style>
    <style:style style:name="T115" style:family="text">
      <style:text-properties officeooo:rsid="00698066"/>
    </style:style>
    <style:style style:name="T116" style:family="text">
      <style:text-properties officeooo:rsid="008c468a"/>
    </style:style>
    <style:style style:name="T117" style:family="text">
      <style:text-properties officeooo:rsid="008fb73c"/>
    </style:style>
    <style:style style:name="T118" style:family="text">
      <style:text-properties officeooo:rsid="00910b5a"/>
    </style:style>
    <style:style style:name="T119" style:family="text">
      <style:text-properties officeooo:rsid="0099a41c"/>
    </style:style>
    <style:style style:name="T120" style:family="text">
      <style:text-properties officeooo:rsid="009b04a0"/>
    </style:style>
    <style:style style:name="T121" style:family="text">
      <style:text-properties officeooo:rsid="009d6156"/>
    </style:style>
    <style:style style:name="T122" style:family="text">
      <style:text-properties fo:background-color="#ffff00" loext:char-shading-value="0"/>
    </style:style>
    <style:style style:name="T123" style:family="text">
      <style:text-properties officeooo:rsid="009db059" fo:background-color="#ffff00" loext:char-shading-value="0"/>
    </style:style>
    <style:style style:name="T124" style:family="text">
      <style:text-properties officeooo:rsid="009e0351"/>
    </style:style>
    <style:style style:name="T125" style:family="text">
      <style:text-properties officeooo:rsid="009efd0a"/>
    </style:style>
    <style:style style:name="T126" style:family="text">
      <style:text-properties officeooo:rsid="009fb232"/>
    </style:style>
    <style:style style:name="T127" style:family="text">
      <style:text-properties officeooo:rsid="00a12a79"/>
    </style:style>
    <style:style style:name="T128" style:family="text">
      <style:text-properties officeooo:rsid="00a2f9a6"/>
    </style:style>
    <style:style style:name="T129" style:family="text">
      <style:text-properties officeooo:rsid="00a4258e"/>
    </style:style>
    <style:style style:name="T130" style:family="text">
      <style:text-properties officeooo:rsid="00a523d7"/>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Heading_20_1" text:outline-level="1" text:is-list-header="true">Introduction</text:h>
      <text:p text:style-name="P1"/>
      <text:p text:style-name="P2"><text:tab/>In 2001 Tim Berners-Lee proposed a blueprint [1] of web development (Semantic Web) that is aimed at the implementation of network services with reasonable integration of logical layer of the information presented. The information was to be marked up semantically and the program agents where to take advantage of the markup as the logical layer for the information consumption and processing in order to solve specific user 's practical problems . </text:p>
      <text:p text:style-name="P12"/>
      <text:p text:style-name="P12"><text:span text:style-name="T1">One of the main problems of SW developments is the fact, that most developers of Web sites are interested in solving their practical problems, mainly related to the representation of textual information for normal user or other Internet applications through data integration subsystem. <text:s/>Site's s</text:span>emantic integration requires <text:span text:style-name="T94">from</text:span> developers to update their skills to a level that allows t<text:span text:style-name="T94">o </text:span>use of these technologies to the fullest. <text:bookmark text:name="result_box"/>In order to ease this factor is necessary to develop software methodologies semantic markup <text:span text:style-name="T94">of </text:span>document content, where complex technological aspects of <text:span text:style-name="T94">SW</text:span> hiding from the engineer. Software content management and workflow should independently withdraw the necessary semantic information from the user in the "porridge from an ax" <text:span text:style-name="T94">mode</text:span>. For this it is necessary to develop acquisition <text:span text:style-name="T94">k</text:span>nowledge subsystem based <text:span text:style-name="T94">on</text:span> dialogue with the user.</text:p>
      <text:p text:style-name="P12"><text:tab/></text:p>
      <text:p text:style-name="P12"><text:span text:style-name="T95"><text:s text:c="6"/>At present</text:span> <text:span text:style-name="T117">there are </text:span>two common <text:span text:style-name="T95">of</text:span> semantic markup <text:span text:style-name="T95">of document's </text:span>content approaches <text:s/>a) <text:span text:style-name="T95">s</text:span>haring the HTML and RDFa (Resource Description Framework in Attributes); b) the recognition and interpretation of the combinations of HTML attributes in a special way without the use of any extensions of HTML. The first approach is the result of the systematic <text:span text:style-name="T117">teoretic</text:span> development of <text:span text:style-name="T95">SW</text:span> technologies. <text:span text:style-name="T95">A</text:span> number of classes of representations semantic markup language <text:span text:style-name="T95">was formed. They</text:span> differ in terms of expressiveness, complexity of the syntax, the complexity of processing algorithms, <text:span text:style-name="T118">and </text:span>the <text:span text:style-name="T117">algorithmic </text:span>solvability of the corresponding description logics.</text:p>
      <text:p text:style-name="P12"/>
      <text:p text:style-name="P13"><text:tab/>The second approach <text:span text:style-name="T118">is </text:span>aim<text:span text:style-name="T118">ed</text:span> <text:span text:style-name="T118">at</text:span> creat<text:span text:style-name="T118">ion of</text:span> software environment<text:span text:style-name="T118">s for semantic data </text:span>processing <text:span text:style-name="T118">based on</text:span> <text:span text:style-name="T118">efficient </text:span>algorithm<text:span text:style-name="T118">s</text:span> and <text:span text:style-name="T118">the </text:span>guarante<text:span text:style-name="T118">ed </text:span>solvability. Technology <text:span text:style-name="T118">of</text:span> microformats [2] <text:span text:style-name="T95">is one of </text:span>the most well-known representative of th<text:span text:style-name="T118">e approach</text:span>. <text:span text:style-name="T96">Microformat</text:span> data is processed on the client side, <text:span text:style-name="T118">e.g.</text:span> <text:span text:style-name="T118">by</text:span> a web browser with <text:span text:style-name="T118">special </text:span>plug-in modules. Common elements of both approaches is the use of HTML as the presentation format of textual information, and the use of network formalism <text:span text:style-name="T118">of </text:span>knowledge representation to describe the logical layer and semantic markup <text:span text:style-name="T118">of content</text:span>.</text:p>
      <text:p text:style-name="P13"/>
      <text:p text:style-name="P3"><text:tab/>The general idea of the proposed approach to automating the semantic markup extraction is convenient to present <text:span text:style-name="T120">by an exampl</text:span>e <text:span text:style-name="T120">on le</text:span>gal documents, which in most cases contain information about the relationship between <text:span text:style-name="T120">individuals</text:span> and <text:span text:style-name="T120">other </text:span>legal <text:span text:style-name="T120">entities</text:span>, as well as other elements of the document. These relations are used in the original or <text:span text:style-name="T120">mediated</text:span> form in other documents. So it makes sense for each document retrieved and stored in sufficient detail representation of the description logic such information, which is converted into a text document using the template. Conversion option is determined <text:span text:style-name="T96">by</text:span> document that sets the context presentation logic layer.</text:p>
      <text:p text:style-name="P3"/>
      <text:p text:style-name="P18"><text:span text:style-name="T2"><text:tab/></text:span><text:span text:style-name="T3">At present </text:span><text:span text:style-name="T2">the </text:span><text:span text:style-name="T3">SW </text:span><text:span text:style-name="T2">technology provide</text:span><text:span text:style-name="T77">s</text:span><text:span text:style-name="T2"> formal representation of the relationships using standard formats and data structures and </text:span><text:span text:style-name="T3">also</text:span><text:span text:style-name="T2"> </text:span><text:span text:style-name="T77">a number of</text:span><text:span text:style-name="T2"> </text:span><text:span text:style-name="T77">engines</text:span><text:span text:style-name="T2"> </text:span><text:span text:style-name="T77">for </text:span><text:span text:style-name="T2">logical processing </text:span><text:span text:style-name="T77">of the structures</text:span><text:span text:style-name="T2">. The logical layer of </text:span><text:span text:style-name="T3"><text:s/>SW </text:span><text:span text:style-name="T2">information </text:span><text:span text:style-name="T77">representation</text:span><text:span text:style-name="T2"> is a graph consisting of concepts and relations between them. </text:span><text:bookmark text:name="result_box4"/><text:span text:style-name="T2"><text:s/></text:span><text:span text:style-name="T77">I</text:span><text:span text:style-name="T2">n </text:span><text:span text:style-name="T77">a </text:span><text:span text:style-name="T2">legal document, </text:span><text:span text:style-name="T77">individuals</text:span><text:span text:style-name="T2"> and legal </text:span><text:span text:style-name="T78">authorities</text:span><text:span text:style-name="T2"> are </text:span><text:span text:style-name="T3">i</text:span><text:span text:style-name="T2">n the "part-whole" </text:span><text:span text:style-name="T3">relation to th</text:span><text:span text:style-name="T77">e</text:span><text:span text:style-name="T3"> document. <text:s/></text:span><text:span text:style-name="T78">The relationship is expressed also in</text:span><text:span text:style-name="T2"> </text:span><text:span text:style-name="T79">a </text:span><text:span text:style-name="T78">domi</text:span><text:span text:style-name="T2">ain-specific </text:span><text:span text:style-name="T79">special case</text:span><text:span text:style-name="T2"> of the relationship as well.</text:span></text:p>
      <text:p text:style-name="P19"><text:span text:style-name="T2"><text:tab/></text:span><text:bookmark text:name="result_box5"/><text:span text:style-name="T2">Currently, most use </text:span><text:span text:style-name="T78">case</text:span><text:span text:style-name="T2">s of ontological domain models in </text:span><text:span text:style-name="T3">Web</text:span><text:span text:style-name="T2"> applications are </text:span><text:span text:style-name="T80">limited</text:span><text:span text:style-name="T2"> to </text:span><text:soft-page-break/><text:span text:style-name="T2">the problem of rif</text:span><text:span text:style-name="T80">ining</text:span><text:span text:style-name="T2"> the </text:span><text:span text:style-name="T80">set</text:span><text:span text:style-name="T2"> of relevant documents in the search </text:span><text:span text:style-name="T80">by</text:span><text:span text:style-name="T2"> keywords or text </text:span><text:span text:style-name="T80">sample</text:span><text:span text:style-name="T2">. In this case, one of the problems to be solved in the </text:span><text:span text:style-name="T80">research</text:span><text:span text:style-name="T2"> is to automate the </text:span><text:span text:style-name="T80">recognition</text:span><text:span text:style-name="T2"> of models </text:span><text:span text:style-name="T80">of </text:span><text:span text:style-name="T2">network text documents. This is done by scan</text:span><text:span text:style-name="T80">ing</text:span><text:span text:style-name="T2"> document repositories and recognition metadata, sequences </text:span><text:span text:style-name="T80">of </text:span><text:span text:style-name="T2">keywords </text:span><text:span text:style-name="T4">and</text:span><text:span text:style-name="T2"> thesauri construction </text:span><text:span text:style-name="T80">on the base of</text:span><text:span text:style-name="T2"> these sequences, etc.</text:span></text:p>
      <text:p text:style-name="P14"/>
      <text:p text:style-name="P20"><text:span text:style-name="T2"><text:tab/></text:span><text:bookmark text:name="result_box6"/><text:span text:style-name="T2">Observing </text:span><text:span text:style-name="T81">users' </text:span><text:span text:style-name="T2">behavior in the </text:span><text:span text:style-name="T81">process of a </text:span><text:span text:style-name="T2">preparation of documents </text:span><text:span text:style-name="T81">results</text:span><text:span text:style-name="T2"> </text:span><text:span text:style-name="T81">in</text:span><text:span text:style-name="T2"> the </text:span><text:span text:style-name="T81">logical </text:span><text:span text:style-name="T2">content </text:span><text:span text:style-name="T81">of </text:span><text:span text:style-name="T2">documents </text:span><text:span text:style-name="T81">should be located at </text:span><text:span text:style-name="T2">p</text:span><text:span text:style-name="T81">oints,</text:span><text:span text:style-name="T2"> where users make changes </text:span><text:span text:style-name="T81">most frequently</text:span><text:span text:style-name="T2">. Therefore, the information system should track the changes </text:span><text:span text:style-name="T81">introduced</text:span><text:span text:style-name="T2"> by the user in time and </text:span><text:span text:style-name="T81">version </text:span><text:span text:style-name="T2">spaces. </text:span><text:span text:style-name="T81">A v</text:span><text:span text:style-name="T2">ersion of </text:span><text:span text:style-name="T81">a</text:span><text:span text:style-name="T2"> document </text:span><text:span text:style-name="T81">is </text:span><text:span text:style-name="T2">generated by copying </text:span><text:span text:style-name="T81">operation </text:span><text:span text:style-name="T2">or using it as a template of </text:span><text:span text:style-name="T81">a</text:span><text:span text:style-name="T2"> new document. </text:span><text:span text:style-name="T82">All t</text:span><text:span text:style-name="T2">he changes </text:span><text:span text:style-name="T5">s</text:span><text:span text:style-name="T2">hould be analyzed. </text:span><text:span text:style-name="T83">The</text:span><text:span text:style-name="T2"> </text:span><text:span text:style-name="T83">structural constraints of the </text:span><text:span text:style-name="T2">changes are </text:span><text:span text:style-name="T83">defined with</text:span><text:span text:style-name="T2"> format </text:span><text:span text:style-name="T83">properties </text:span><text:span text:style-name="T2">for the document text (hypertext markup) or existing logical structure one of the document versions.</text:span></text:p>
      <text:p text:style-name="P6"/>
      <text:p text:style-name="P16"><text:span text:style-name="T2"><text:tab/></text:span><text:span text:style-name="T5">T</text:span><text:span text:style-name="T2">he logical layer </text:span><text:span text:style-name="T5">e</text:span><text:span text:style-name="T2">lements (concepts, objects and relations) formed as a result of data analysis algorithms and the user</text:span><text:span text:style-name="T5">'s</text:span><text:span text:style-name="T2"> interview. The initial data for the analysis are the following structures:</text:span></text:p>
      <text:list xml:id="list5049930951681817" text:style-name="L1">
        <text:list-item>
          <text:p text:style-name="P75"><text:bookmark text:name="result_box8"/>polysystem ontologies <text:span text:style-name="T119">that synthetic</text:span> describ<text:span text:style-name="T119">e</text:span> <text:span text:style-name="T119">the domains </text:span>relevant to the document as a data structure and its <text:span text:style-name="T121">meaningful</text:span> contents;</text:p>
        </text:list-item>
        <text:list-item>
          <text:p text:style-name="P74"><text:span text:style-name="T6">h</text:span><text:span text:style-name="T2">istory of </text:span><text:span text:style-name="T84">the changes of </text:span><text:span text:style-name="T2">the document and its logical layer;</text:span></text:p>
        </text:list-item>
        <text:list-item>
          <text:p text:style-name="P75">a list of <text:s/>changes in the current transaction <text:span text:style-name="T121">forming</text:span> the new version;</text:p>
        </text:list-item>
        <text:list-item>
          <text:p text:style-name="P75">history of user actions in the system <text:span text:style-name="T119">beyond the document editing,</text:span> for example, the user <text:span text:style-name="T119">could</text:span> perform a <text:span text:style-name="T119">set of</text:span> <text:span text:style-name="T119">pattern</text:span> action<text:span text:style-name="T121">s</text:span> <text:span text:style-name="T121">within</text:span> the preparation <text:span text:style-name="T119">of </text:span>a standard <text:span text:style-name="T119">bundle</text:span> of documents;</text:p>
        </text:list-item>
        <text:list-item>
          <text:p text:style-name="P74"><text:span text:style-name="T2">answers to questions </text:span><text:span text:style-name="T85">asked by the system, </text:span><text:span text:style-name="T2">which </text:span><text:span text:style-name="T85">refine</text:span><text:span text:style-name="T2"> the exact meaning of the changes </text:span><text:span text:style-name="T85">made</text:span><text:span text:style-name="T2">.</text:span></text:p>
        </text:list-item>
      </text:list>
      <text:p text:style-name="P21"><text:bookmark text:name="result_box9"/><text:span text:style-name="T2"><text:tab/></text:span><text:span text:style-name="T86">As a result of t</text:span><text:span text:style-name="T2">he analysis these data formed a new set of RDF triples of the form &lt;subject, relation, object&gt;, representing the new information in the logical layer of the new document or </text:span><text:span text:style-name="T87">its</text:span><text:span text:style-name="T2"> </text:span><text:span text:style-name="T87">new </text:span><text:span text:style-name="T2">version. In general, the tri</text:span><text:span text:style-name="T86">ple</text:span><text:span text:style-name="T2"> is interpreted as the </text:span><text:span text:style-name="T86">relation</text:span><text:span text:style-name="T2"> (predicate) type of </text:span><text:span text:style-name="T13">relation(subject, object)</text:span><text:span text:style-name="T2">, but if the </text:span><text:span text:style-name="T86">relation</text:span><text:span text:style-name="T2"> has functional properties, it can be interpreted as a field of a class [3] </text:span><text:span text:style-name="T87">like in the equality</text:span><text:span text:style-name="T2"> </text:span><text:span text:style-name="T13">object = subject.relation</text:span><text:span text:style-name="T2">. </text:span><text:span text:style-name="T86">D</text:span><text:span text:style-name="T2">ocument </text:span><text:span text:style-name="T86">l</text:span><text:span text:style-name="T2">ogical structure stored in the system </text:span><text:span text:style-name="T87">are to</text:span><text:span text:style-name="T2"> be periodically reviewed to identify relationships that have functional properties. The obtained dependenc</text:span><text:span text:style-name="T87">i</text:span><text:span text:style-name="T2">es are inputs for the decision to change the rep</text:span><text:span text:style-name="T87">resenting data</text:span><text:span text:style-name="T2"> format of the logical layer. For example, relational tables </text:span><text:span text:style-name="T88">are used</text:span><text:span text:style-name="T2"> as the physical storage of data </text:span><text:span text:style-name="T88">for </text:span><text:span text:style-name="T2">set</text:span><text:span text:style-name="T88">s of similar</text:span><text:span text:style-name="T2"> entities that have the same kind of functional relationships </text:span><text:span text:style-name="T88">between attributes. Using relational tables</text:span><text:span text:style-name="T2"> </text:span><text:span text:style-name="T88">allows us to</text:span><text:span text:style-name="T2"> </text:span><text:span text:style-name="T88">take advantage of all</text:span><text:span text:style-name="T2"> </text:span><text:span text:style-name="T88">the </text:span><text:span text:style-name="T2">technological </text:span><text:span text:style-name="T88">aspects</text:span><text:span text:style-name="T2"> of th</text:span><text:span text:style-name="T88">e</text:span><text:span text:style-name="T2"> storage method. </text:span><text:span text:style-name="T89">Relational</text:span><text:span text:style-name="T2"> structure </text:span><text:span text:style-name="T88">could be</text:span><text:span text:style-name="T2"> designed </text:span><text:span text:style-name="T88">by </text:span><text:span text:style-name="T89">normalizing starting flat variant of table representing a set of similar documents with recognizing</text:span><text:span text:style-name="T88"> </text:span><text:span text:style-name="T2">functional dependenc</text:span><text:span text:style-name="T89">ies between table attributes</text:span><text:span text:style-name="T2">. </text:span><text:span text:style-name="T90">(</text:span><text:span text:style-name="T122">William Kent, "A Simple Guide to Five Normal Forms in Relational Database Theory", Communications of the ACM 26(2), Feb. 1983, 120-125. Also IBM Technical Report TR03.159, Aug. 1981. Also presented at SHARE 62, March 1984, Anaheim, California. Also in A.R. Hurson, L.L. Miller and S.H. Pakzad, Parallel Architectures for Database Systems, IEEE Computer Society Press, 1989.</text:span><text:span text:style-name="T123">)</text:span></text:p>
      <text:p text:style-name="P22"/>
      <text:p text:style-name="P4"><text:tab/><text:span text:style-name="T124">A network</text:span> <text:span text:style-name="T124">of the </text:span>software systems<text:span text:style-name="T98">, which implement described functions, </text:span>has many properties of <text:span text:style-name="T124">a </text:span>social network [4]. The main <text:span text:style-name="T124">kinds</text:span> of information processing in <text:span text:style-name="T124">the social</text:span> network are input, storage, <text:span text:style-name="T124">filtering</text:span> and <text:span text:style-name="T124">transferring data within some</text:span> <text:span text:style-name="T124">agent </text:span>integration, rather than aggregation for <text:span text:style-name="T124">producing</text:span> complex reports. Therefore, the use of s<text:span text:style-name="T124">ophisticated</text:span> software design methodologies in the development of such systems, for example, object-oriented <text:span text:style-name="T124">design </text:span>is not a significant <text:span text:style-name="T124">technological</text:span> advantage. <text:span text:style-name="T124">T</text:span>he <text:span text:style-name="T124">wide availability of low-cost server environments with run-time support of the programs (hosting)</text:span> <text:span text:style-name="T124">is</text:span> <text:span text:style-name="T124">m</text:span>uch more important, as well as the <text:span text:style-name="T124">connectivity and </text:span>data exchange with other social network<text:span text:style-name="T124">s</text:span>. <text:span text:style-name="T124">The aggregate information p</text:span>rocessing in social network<text:span text:style-name="T124">s</text:span> <text:span text:style-name="T124">is done usually by</text:span> users subconscious<text:span text:style-name="T124">ly</text:span>.</text:p>
      <text:p text:style-name="P4"/>
      <text:p text:style-name="P15"><text:soft-page-break/><text:tab/><text:bookmark text:name="result_box11"/>Modern requirements for the protection of personal data i<text:span text:style-name="T125">n</text:span> social network<text:span text:style-name="T125">s</text:span> implementing a distributed workflow <text:bookmark text:name="result_box50"/>impose restrictions <text:span text:style-name="T125">on the agent communication</text:span>. For example, the exchange of data between users in the process of preparing documents should be implemented mainly <text:span text:style-name="T125">with</text:span> <text:span text:style-name="T125">an</text:span> off-line <text:span text:style-name="T125">protocols</text:span>. <text:span text:style-name="T125">There are </text:span>technolog<text:span text:style-name="T125">ies</text:span> allow<text:span text:style-name="T125">ing to</text:span> store <text:span text:style-name="T98">the </text:span>logical layer data <text:span text:style-name="T98">in</text:span> electronic document <text:span text:style-name="T125">markup like microformat</text:span> <text:span text:style-name="T98">and </text:span>RDF<text:span text:style-name="T98">a</text:span> as well as <text:span text:style-name="T125">in</text:span> QR-Code accompanying printed documents.</text:p>
      <text:p text:style-name="P15"/>
      <text:p text:style-name="P5"><text:tab/><text:bookmark text:name="result_box12"/>As a platform for testing technologies <text:span text:style-name="T126">under development,</text:span> automation of Russian notary office <text:span text:style-name="T126">has been selected</text:span>. Operations performed on documents and templates can be represented as a change in the content of the document and its logical layer. Examples of such operations are the logical layer copying from one document to another, <text:span text:style-name="T126">alternating </text:span>roles of <text:span text:style-name="T126">individuals </text:span>in the <text:span text:style-name="T126">derived</text:span> document<text:span text:style-name="T126">s</text:span>, <text:span text:style-name="T126">an </text:span>accumulation of customer <text:span text:style-name="T126">data in</text:span> database.</text:p>
      <text:p text:style-name="P5"/>
      <text:p text:style-name="P5"><text:tab/>In order to use a simpler terminology in the text of this paper <text:span text:style-name="T99">we </text:span>will use the term "document" to signify the textual content of <text:span text:style-name="T127">both the </text:span>Web sites and <text:span text:style-name="T127">the legal</text:span> documents.</text:p>
      <text:p text:style-name="P6"/>
      <text:h text:style-name="P79" text:outline-level="1"><text:span text:style-name="T12">Rep</text:span><text:span text:style-name="T2">resentation </text:span><text:span text:style-name="T91">of a</text:span><text:span text:style-name="T2"> markup document</text:span></text:h>
      <text:section text:style-name="Sect1" text:name="gt-res-c">
        <text:section text:style-name="Sect1" text:name="gt-res-p">
          <text:section text:style-name="Sect1" text:name="gt-res-data">
            <text:section text:style-name="Sect1" text:name="gt-res-wrap">
              <text:section text:style-name="Sect1" text:name="gt-res-content">
                <text:p text:style-name="P33"><text:bookmark text:name="result_box1"/><text:span text:style-name="T2"><text:tab/>Standard format RDF </text:span><text:span text:style-name="T91">is used in SW for knowledge representation. <text:s/>RDF </text:span><text:span text:style-name="T2">describes information resources </text:span><text:span text:style-name="T91">with</text:span><text:span text:style-name="T11"> </text:span><text:span text:style-name="T2">triples </text:span><text:span text:style-name="T91">of</text:span><text:span text:style-name="T11"> </text:span><text:span text:style-name="T2">the form </text:span><text:span text:style-name="T13">&lt;subject, relation, object&gt;</text:span><text:span text:style-name="T2"> in </text:span><text:span text:style-name="T91">a</text:span><text:span text:style-name="T2"> context. The set of all triples </text:span><text:span text:style-name="T91">define</text:span><text:span text:style-name="T2"> a graph of objects and concepts, as well as the relationships between them, forming a system of domain knowledge. Such description of the subject areas conveniently broken down into sub-graphs, organiz</text:span><text:span text:style-name="T91">ing</text:span><text:span text:style-name="T2"> them into hierarchical systems [5] </text:span><text:span text:style-name="T91">and</text:span><text:span text:style-name="T2"> </text:span><text:span text:style-name="T91">in</text:span><text:span text:style-name="T2">to a hierarchy of contexts. </text:span><text:span text:style-name="T92">T</text:span><text:span text:style-name="T2">he context affects the interpretation of triples, for example, displaying name </text:span><text:span text:style-name="T92">of an individual</text:span><text:span text:style-name="T2"> </text:span><text:span text:style-name="T11">and </text:span><text:span text:style-name="T92">the corresponding </text:span><text:span text:style-name="T2">passport data in notary documents may differ significantly from </text:span><text:span text:style-name="T92">one document to an</text:span><text:span text:style-name="T2">other. </text:span></text:p>
                <text:p text:style-name="P26"><text:span text:style-name="T2"><text:tab/>The proposed approach [6], templates, </text:span><text:span text:style-name="T93">that used </text:span><text:span text:style-name="T2">to display the logical layer of document</text:span><text:span text:style-name="T93">s</text:span><text:span text:style-name="T2">, is also stored in the </text:span><text:span text:style-name="T11">graph</text:span><text:span text:style-name="T2">. </text:span><text:span text:style-name="T93">T</text:span><text:span text:style-name="T2">riples </text:span><text:span text:style-name="T93">also represent </text:span><text:span text:style-name="T2">view</text:span><text:span text:style-name="T11">s</text:span><text:span text:style-name="T2"> and functional mapping algorithms, </text:span><text:span text:style-name="T93">e.g.</text:span><text:span text:style-name="T2">, controllers </text:span><text:span text:style-name="T93">of</text:span><text:span text:style-name="T2"> the design pattern MVC (Model View Controller) [7]. Here is an example representation </text:span><text:span text:style-name="T93">of </text:span><text:span text:style-name="T2">personal information in the format of FOAF (Friend of a Friend) </text:span><text:span text:style-name="T93">as triples,</text:span><text:span text:style-name="T2"> as well as </text:span><text:span text:style-name="T93">some </text:span><text:span text:style-name="T2">part</text:span><text:span text:style-name="T93">s</text:span><text:span text:style-name="T2"> of </text:span><text:span text:style-name="T12">view</text:span><text:span text:style-name="T2"> templates </text:span><text:span text:style-name="T93">producing HTML</text:span><text:span text:style-name="T2">.</text:span></text:p>
                <text:p text:style-name="P26"/>
                <text:p text:style-name="P23">&lt;rdf:RDF</text:p>
                <text:p text:style-name="P23">xmlns=”http://www.w3.org/1999/xhtml”</text:p>
                <text:p text:style-name="P23">xmlns:rdf="http://www.w3.org/1999/02/22-rdf-syntax-ns#"</text:p>
                <text:p text:style-name="P23">xmlns:foaf="http://xmlns.com/foaf/0.1/"</text:p>
                <text:p text:style-name="P23">xmlns:s="http://www.w3.org/2000/01/rdf-schema#"</text:p>
                <text:p text:style-name="P23">xmlns:view=”http://purl.org/aquarium/engine/MVC”</text:p>
                <text:p text:style-name="P23">xmlns:tal="http://xml.zope.org/namespaces/tal"&gt;</text:p>
                <text:p text:style-name="P23">&lt;rdf:Description</text:p>
                <text:p text:style-name="P23">rdf:about="http://www.example.com/People/II/contact#me"&gt;</text:p>
                <text:p text:style-name="P23">&lt;rdf:type rdf:resource="http://xmlns.com/foaf/0.1/Person"/&gt;</text:p>
                <text:p text:style-name="P23">&lt;s:seeAlso rdf:resource="http://www.exam..../People/II/contact"/&gt;</text:p>
                <text:p text:style-name="P23">&lt;foaf:homepage rdf:resource="http://www.example.com/People/II"/&gt;</text:p>
                <text:p text:style-name="P23">&lt;foaf:img rdf:resource="http://www.example.com/people/II.png"/&gt;</text:p>
                <text:p text:style-name="P23">&lt;foaf:mbox rdf:resource="mailto:ii@www.example.com"/&gt;</text:p>
                <text:p text:style-name="P23">&lt;foaf:name lang=”en”&gt;Ivan Ivanov&lt;/foaf:name&gt;</text:p>
                <text:p text:style-name="P23">&lt;foaf:name lang=”ru”&gt;Иван Иванов&lt;/foaf:name&gt;</text:p>
                <text:p text:style-name="P23">&lt;/rdf:Description&gt;</text:p>
                <text:p text:style-name="P29"><text:span text:style-name="T7">&lt;!— </text:span><text:bookmark text:name="result_box59"/><text:span text:style-name="T2">Representation </text:span><text:span text:style-name="T12">the </text:span><text:span text:style-name="T2">personal information </text:span><text:span text:style-name="T12">in </text:span><text:span text:style-name="T7">HTML+RDFa. --&gt;</text:span></text:p>
                <text:p text:style-name="P23">&lt;rdf:Description rdf:about="http://xmlns.com/foaf/0.1/Person"&gt;</text:p>
                <text:p text:style-name="P23">&lt;view:pt xml:lang=”ru”&gt;</text:p>
                <text:p text:style-name="P28"><text:span text:style-name="T2">&lt;--! Тег view:pt - <text:s/>Representation </text:span><text:span text:style-name="T12">format</text:span></text:p>
                <text:p text:style-name="P23">pt (Zope Page Template). --&gt;</text:p>
                <text:p text:style-name="P27"><text:span text:style-name="T2">&lt;--! </text:span><text:span text:style-name="T12">variable value</text:span><text:span text:style-name="T2"> “subj” - </text:span><text:span text:style-name="T12">triple subject</text:span><text:span text:style-name="T2">. --&gt;</text:span></text:p>
                <text:p text:style-name="P23">&lt;a href=”.” tal:attributes=”href rdf: subj s:seeAlso”</text:p>
                <text:p text:style-name="P23">tal:omit-tag=”not: rdf: subj s:seeAlso”&gt;</text:p>
                <text:p text:style-name="P23">&lt;span tal:replace=”rdf: subj foaf:name”/&gt;</text:p>
                <text:p text:style-name="P23">&lt;/a&gt;&lt;br/&gt;</text:p>
                <text:p text:style-name="P23">Home page: &lt;a href=”” tal:attributes=”href rdf: subj foaf:homepage”&gt;</text:p>
                <text:p text:style-name="P23">&lt;span tal:replace=”rdf: subj foaf:homepage”/&gt;</text:p>
                <text:p text:style-name="P23">&lt;/a&gt;&lt;br/&gt;</text:p>
                <text:p text:style-name="P23">E-mail: &lt;a href=”mailto:me@example.com”</text:p>
                <text:p text:style-name="P23">tal:attributes=”href string:mailto:${rdf: subj foaf:mbox}”&gt;</text:p>
                <text:p text:style-name="P23">&lt;span tal:replace=”rdf: subj foaf:mbox”/&gt;&lt;/a&gt;</text:p>
                <text:p text:style-name="P23">&lt;/view:pt&gt;</text:p>
                <text:p text:style-name="P23">&lt;/rdf:Description&gt;</text:p>
                <text:p text:style-name="P23"><text:soft-page-break/>&lt;/rdf:RDF&gt;</text:p>
                <text:p text:style-name="P23"/>
                <text:p text:style-name="P24"><text:bookmark text:name="result_box2"/><text:tab/>In the first part of the example, <text:span text:style-name="T128">an </text:span>instance of the class Person (contact details of <text:span text:style-name="T100">the <text:s/></text:span>person - Ivan Ivanov) <text:span text:style-name="T128">has been presented </text:span>as an element of the ontology graph. The second part of the example <text:span text:style-name="T100">is</text:span> <text:span text:style-name="T129">a</text:span> <text:span text:style-name="T129">HTML </text:span>representation <text:span text:style-name="T129">of instances of </text:span>class Person. As a<text:span text:style-name="T129">n</text:span> <text:span text:style-name="T129">engine </text:span>for <text:span text:style-name="T129">rendering</text:span> text templates <text:span text:style-name="T129">of </text:span>logical data layer, an improved version of Chameleon [8] <text:span text:style-name="T129">is </text:span>used. <text:span text:style-name="T130">The engine</text:span> interprets the results of <text:span text:style-name="T97">rdf</text:span>:-quer<text:span text:style-name="T130">ies</text:span> to <text:span text:style-name="T100">graph</text:span> as string expressions. <text:span text:style-name="T130">The strings</text:span> are substituted into the HTML-template or replace <text:span text:style-name="T130">its tags</text:span>. Chameleon system transmits a set of global variables denoting displays the root entity (subj), its context <text:span text:style-name="T100">and </text:span>the template , as well as other auxiliary parameters (options). In the example subj indicates the instance of the Person clas<text:span text:style-name="T101">s</text:span> <text:span text:style-name="T101">and </text:span>a context indicates a document that mentioned this instance. By means of the variable <text:span text:style-name="T97">template</text:span> in the template are available various constants and additional data that can be used in the process of generating the document.</text:p>
                <text:p text:style-name="P30"><text:span text:style-name="T7"><text:tab/></text:span><text:bookmark text:name="result_box3"/><text:span text:style-name="T2">Support </text:span><text:span text:style-name="T15">this</text:span><text:span text:style-name="T2"> triples structures implemented as syntax extension mechanism TALES (Template Attribute Language Expression Syntax) [9]. </text:span><text:span text:style-name="T15">A</text:span><text:span text:style-name="T2"> new kind of expressions r</text:span><text:span text:style-name="T13">df : </text:span><text:span text:style-name="T17">had d</text:span><text:span text:style-name="T2">efine</text:span><text:span text:style-name="T15">d and its</text:span><text:span text:style-name="T2"> general syntactic structure complies with RDF (standard identifiers, namespaces, etc.) and the description logic language syntax (logical connectives, kind of expression). Library Chameleon also supplemented by means of semantic markup generated by the text: the results of expressions framed logical layer data layout using RDFa structures, which allows to </text:span><text:span text:style-name="T15">transmit</text:span><text:span text:style-name="T2"> to the client information o</text:span><text:span text:style-name="T15">f</text:span><text:span text:style-name="T2"> the logical layer and use it in the user interface formation for editing the document.</text:span></text:p>
                <text:p text:style-name="P25"><text:bookmark text:name="result_box7"/><text:tab/>When implementing the user interface needs a mechanism for determining the functional relationship algorithmically. To do this methods and their implementation in different programming languages are introduced <text:span text:style-name="T103">in graph</text:span>. In following example the representation person's name in large letters function determined <text:span text:style-name="T104">by </text:span>using the method <text:span text:style-name="T97">nameUpcased</text:span>. For the implementation of the method are given two <text:span text:style-name="T104">samples</text:span> in <text:span text:style-name="T97">Python</text:span> and <text:span text:style-name="T97">JavaScript </text:span><text:span text:style-name="T102">languages</text:span>.</text:p>
                <text:p text:style-name="P26"/>
                <text:p text:style-name="P23">&lt;rdf:RDF xmlns:html=”http://www.w3.org/1999/xhtml”</text:p>
                <text:p text:style-name="P23">xmlns:rdf=http://www.w3.../22-rdf-syntax-ns#</text:p>
                <text:p text:style-name="P23">xmlns:foaf="http://xmlns.com/foaf/0.1/"</text:p>
                <text:p text:style-name="P23">xmlns:s=http://www.w3..../rdf-schema#</text:p>
                <text:p text:style-name="P23">xmlns:view=”http://purl.org/aquarium/engine/MVC”</text:p>
                <text:p text:style-name="P23">xmlns:tal="http://xml.zope.org/namespaces/tal"&gt;</text:p>
                <text:p text:style-name="P23">&lt;rdf:Description rdf:about="http://xmlns.com/foaf/0.1/Person"&gt;</text:p>
                <text:p text:style-name="P23">&lt;view:method html:id=”nameUpcased”&gt;</text:p>
                <text:p text:style-name="P23">&lt;html:script type="text/python" xml:lang=”ru”&gt;</text:p>
                <text:p text:style-name="P31"><text:span text:style-name="T7">&lt;--! </text:span><text:bookmark text:name="result_box60"/><text:span text:style-name="T2">An instance is passed to the parameter</text:span><text:span text:style-name="T7"> “self” --&gt;</text:span></text:p>
                <text:p text:style-name="P23">return self[“foaf:name”][0].upper()</text:p>
                <text:p text:style-name="P23">&lt;html:script&gt;</text:p>
                <text:p text:style-name="P23">&lt;html:script type="text/javascript" xml:lang=”ru”&gt;</text:p>
                <text:p text:style-name="P31"><text:span text:style-name="T7">&lt;--! </text:span><text:bookmark text:name="result_box61"/><text:span text:style-name="T2">An instance is set </text:span><text:span text:style-name="T19">by variable</text:span><text:span text:style-name="T7"> “this” --&gt;</text:span></text:p>
                <text:p text:style-name="P23">return this.query(“foaf:name”)[0].toUpperCase()</text:p>
                <text:p text:style-name="P23">&lt;html:script&gt;</text:p>
                <text:p text:style-name="P23">&lt;/view:method&gt;</text:p>
                <text:p text:style-name="P23">&lt;/rdf:Description&gt;</text:p>
                <text:p text:style-name="P23">&lt;/rdf:RDF&gt;</text:p>
                <text:p text:style-name="P27"/>
                <text:p text:style-name="P23"><text:bookmark text:name="result_box10"/><text:tab/>Restricting access rights are realized by analogy to the present [10, 11] using the data given in the RDF triple <text:span text:style-name="T105">forms</text:span>.</text:p>
                <text:p text:style-name="P32"><text:span text:style-name="T7"><text:tab/></text:span><text:span text:style-name="T20">I</text:span><text:span text:style-name="T7">n general, </text:span><text:span text:style-name="T20">c</text:span><text:span text:style-name="T2">ontents of the document is represented as a tree where most nodes are subjects and objects simultaneously. Exceptions are the root node (it is the only entity) and leaf nodes (only objects). In the document hierarchy root nodes of documents related to other relations, such as the organization of documents into thematic clusters and hierarchies.</text:span></text:p>
                <text:p text:style-name="P26"/>
                <text:h text:style-name="Heading_20_1" text:outline-level="1"><text:bookmark text:name="result_box62"/><text:soft-page-break/>Removing a document markup</text:h>
                <text:p text:style-name="P43"/>
                <text:p text:style-name="P7"><text:bookmark text:name="result_box14"/><text:tab/><text:span text:style-name="T106">Do</text:span>cument <text:span text:style-name="T106">c</text:span>hanges are two versions of interpretation: the change of the field object, which corresponds to a trivial error correction or corrected text template; meaningful change, leading to the formation of a new relationship between any subject in the context of the document and change the value (object). We shall consider only the changes that affec<text:span text:style-name="T106">t by</text:span> substantive meaning of the document, respectively, by changing the logical layer.</text:p>
                <text:p text:style-name="P34"><text:span text:style-name="T7"><text:tab/></text:span><text:bookmark text:name="result_box15"/><text:span text:style-name="T2">Enrichment semantic markup performed in a medium containing the logical structure of the source document that has already been stored in the database. And then the list of data used by the system to decide what kind will have a new tri</text:span><text:span text:style-name="T21">ple</text:span><text:span text:style-name="T2"> includes the following sources of information:</text:span></text:p>
                <text:p text:style-name="P44"><text:bookmark text:name="result_box16"/>1) ontological domain model;</text:p>
                <text:p text:style-name="P44">2) original version of the document;</text:p>
                <text:p text:style-name="P38"><text:span text:style-name="T2">3) document text change</text:span><text:span text:style-name="T21">s</text:span><text:span text:style-name="T2"> presented in a standard diff-format [12]</text:span></text:p>
                <text:p text:style-name="P38"><text:span text:style-name="T2">4) <text:s/>user</text:span><text:span text:style-name="T21">'s</text:span><text:span text:style-name="T2"> answer</text:span><text:span text:style-name="T21">s </text:span><text:span text:style-name="T2">to questions asked by the system; </text:span><text:span text:style-name="T21">a</text:span><text:span text:style-name="T2">nswers clarify the intentions of the user;</text:span></text:p>
                <text:p text:style-name="P44">5) a list of user actions that preceded this revised document.</text:p>
                <text:p text:style-name="P39"><text:span text:style-name="T2"><text:tab/></text:span><text:span text:style-name="T22">F</text:span><text:span text:style-name="T2">or example, </text:span><text:span text:style-name="T22">t</text:span><text:span text:style-name="T2">he essence 5 appears when creating a new document from a template or a copy th</text:span><text:span text:style-name="T23">at </text:span><text:span text:style-name="T2">makes it necessary to fill in certain fields </text:span><text:span text:style-name="T13">object</text:span><text:span text:style-name="T2"> of existing triples. </text:span><text:span text:style-name="T23">F</text:span><text:span text:style-name="T2">or example, this set </text:span><text:span text:style-name="T23">is</text:span><text:span text:style-name="T2"> a standard set of fields to identify the individual (name, passport details, place of residence, etc.) in the notarized power of attorney. Another example </text:span><text:span text:style-name="T23">is</text:span><text:span text:style-name="T2"> preparing a package of documents that use the same physical and legal persons.</text:span></text:p>
                <text:p text:style-name="P34"><text:span text:style-name="T2"><text:tab/></text:span><text:bookmark text:name="result_box18"/><text:span text:style-name="T2">If the document is partly modified, then the change is interpreted as a refinement of the logical structure of a document or other entity that creates a new relationship with some object. These changes lead to the creation of a new </text:span><text:span text:style-name="T24">triple</text:span><text:span text:style-name="T2"> </text:span><text:span text:style-name="T24">which</text:span><text:span text:style-name="T2"> join an existing entity with a new value object, in this case the user needs to select </text:span><text:span text:style-name="T13">subject</text:span><text:span text:style-name="T2"> for this new tri</text:span><text:span text:style-name="T24">ple</text:span><text:span text:style-name="T2">.</text:span></text:p>
                <text:p text:style-name="P40"><text:span text:style-name="T2"><text:tab/></text:span><text:bookmark text:name="result_box19"/><text:span text:style-name="T2">The new entity should be selected from the list (tree) of all existing subjects in the context of the document. Next to relationship </text:span><text:span text:style-name="T25">s</text:span><text:span text:style-name="T2">election list formed </text:span><text:span text:style-name="T25">for this entity</text:span><text:span text:style-name="T2">, which is formed from all possible relationships for this subject and its class, including an ancestor class. The user must choose one relationship </text:span><text:span text:style-name="T26">for</text:span><text:span text:style-name="T2"> formed </text:span><text:span text:style-name="T26">triple</text:span><text:span text:style-name="T2"> . If the list does not contain the appropriate </text:span><text:span text:style-name="T26">relationship</text:span><text:span text:style-name="T2">, then it must be determined. A new </text:span><text:span text:style-name="T26">relationship</text:span><text:span text:style-name="T2"> always specify any existing </text:span><text:span text:style-name="T26">relationship in the list</text:span><text:span text:style-name="T2">. To control the multiplication of entities without having to knowledge engineering need to periodically review the existing hierarchy of relations. Their mission </text:span><text:span text:style-name="T27">is </text:span><text:span text:style-name="T2">eliminate duplicates (equivalent), contradictory and inaccurate semantic relations and produce (refactoring) ontological model reorganization.</text:span></text:p>
                <text:p text:style-name="P41"><text:span text:style-name="T2"><text:tab/></text:span><text:bookmark text:name="result_box20"/><text:span text:style-name="T2">When you delete an object of any triples, all </text:span><text:span text:style-name="T28">triples</text:span><text:span text:style-name="T2"> should also be removed from the document</text:span><text:span text:style-name="T28">'s</text:span><text:span text:style-name="T2"> logical representation. Removal process must be controlled minimal structural analysis of the semantic completeness and consistency of the subject (the hierarchy of subjects). For example, when you remove an individual contract must be removed his passport data. A</text:span><text:span text:style-name="T29">s a result</text:span><text:span text:style-name="T2"> the removal of any permitted or prohibited, or creates a triple chain deletions, as in the example of an individual. For this function each class of subjects must be accompanied by a list of triples, which are necessary for the formation of its substantive basis.</text:span></text:p>
                <text:p text:style-name="P42"><text:soft-page-break/><text:span text:style-name="T2"><text:tab/></text:span><text:bookmark text:name="result_box22"/><text:span text:style-name="T2">Adding a whole set of triples (subgraph), such as copying of the markup document generally results in adding new entities and relationships in the context. An example of such a situation is to establish a tripartite agreement of bilateral by adding a new individual. </text:span><text:span text:style-name="T31">In</text:span><text:span text:style-name="T2"> general,</text:span><text:span text:style-name="T31">t </text:span><text:span text:style-name="T2">his requires </text:span><text:span text:style-name="T30">to</text:span><text:span text:style-name="T2"> field passport data, as well as to establish a relationship between the context, the subjects of the document and a new individual.</text:span></text:p>
                <text:h text:style-name="P76" text:outline-level="1"><text:bookmark text:name="result_box13"/>Theoretical generalization of the markup extraction process </text:h>
                <text:p text:style-name="P17"><text:bookmark text:name="result_box23"/><text:span text:style-name="T2"><text:tab/>The above process is a trivial one for incremental implementation procedures </text:span><text:span text:style-name="T32">of </text:span><text:span text:style-name="T2">polysistemic analysis and synthesis [13] (PPAS) in the annex to the document domain decomposition. PPAS is a generalization of the procedure of the system analysis domains. The essence of the procedure is that the subject area and all of its objects and processes are split into layers and presented concepts and relationships (morphisms) in a multidimensional space. In contrast to the classical systematic approach, where the principle is a fundamental element of interaction, </text:span><text:span text:style-name="T33">multy</text:span><text:span text:style-name="T2">sistem analysis suggests the hypothesis by the bundle</text:span><text:span text:style-name="T33"> where:</text:span></text:p>
                <text:p text:style-name="P45"><text:bookmark text:name="result_box24"/>1) the object of study can be represented as <text:bookmark text:name="result_box17"/>mutually <text:span text:style-name="T107">nonintersecting</text:span> layers (in the special case of subsets), subdomains.</text:p>
                <text:p text:style-name="P47"><text:span text:style-name="T2">2) concepts and morphisms </text:span><text:span text:style-name="T33">of</text:span><text:span text:style-name="T2"> one layer should be identified with the concepts and morphisms in all other layers through explicit or implicit attitude interpretation (substitution).</text:span></text:p>
                <text:p text:style-name="P47"><text:bookmark text:name="result_box25"/><text:span text:style-name="T2">Thus, </text:span><text:span text:style-name="T34">multi</text:span><text:span text:style-name="T2">system is a system in itself from a more general point of view and PPAS </text:span><text:span text:style-name="T34">is</text:span><text:span text:style-name="T2"> a new kind of system analysis.</text:span></text:p>
                <text:p text:style-name="P47"><text:span text:style-name="T2"><text:tab/></text:span><text:bookmark text:name="result_box26"/><text:span text:style-name="T2">In general, the application PPAS to the problem of building automation document marking is to construct a multilayer decomposition of the domain and the document data. As layers are various aspects of presentation of the document </text:span><text:span text:style-name="T34">such as</text:span><text:span text:style-name="T2"> structural (mereological) organization of the document, conceptual modeling domain document, property inheritance documents, modeling the relationship between individuals and legal entities, model documents in deontic logic, etc. Ideally, each layer as a result of PPAS procedure should be constructed a complete theory presented in the form of a complete set of concepts and morphisms. </text:span><text:span text:style-name="T34">I</text:span><text:span text:style-name="T2">n the above list requirement (2) allows <text:s/>to organize a procedure to ensure completeness of the synthesized layer in the process of decomposition, checking his identity </text:span><text:bookmark text:name="result_box21"/><text:span text:style-name="T2">existing full layers.</text:span></text:p>
                <text:p text:style-name="P35"><text:span text:style-name="T2"><text:tab/></text:span><text:bookmark text:name="result_box27"/><text:span text:style-name="T2">Thanks (2) of each layer theory through interpretation are similar, despite the fact that differ from each other in their fundamental bases. This allows to induce (generate) new axiomatic theory of the subject areas in the image and likeness of the existing ones. Each system level (layer) </text:span><text:span text:style-name="T35">of</text:span><text:span text:style-name="T2"> knowledge also repeatedly and consistently stratified, creating </text:span><text:span text:style-name="T35">multisystem</text:span><text:span text:style-name="T2"> representation of the object. Thus, all system theor</text:span><text:span text:style-name="T35">ies</text:span><text:span text:style-name="T2"> are combined into a unified model that describes how the subject area as well as an object of study. Interpretation of this property PPAS in this problem appears to us as a generalization of the decomposition process domain document and design an information system through a bundle of concepts and interpretation of existing algorithms that implement a certain layer theory </text:span><text:span text:style-name="T35">to </text:span><text:span text:style-name="T2">algorithms in the other layers.</text:span></text:p>
                <text:p text:style-name="P48"><text:span text:style-name="T2"><text:tab/></text:span><text:bookmark text:name="result_box28"/><text:span text:style-name="T2">In our case PPAS aimed at creating triples and contexts (layers). The resulting document classes, individuals and legal entities as well as other objects, forming a plurality of concepts of the theory of the corresponding layer. Highlight the new class or the relationship between classes, </text:span><text:span text:style-name="T36">it is </text:span><text:soft-page-break/><text:span text:style-name="T36">nessesary</text:span><text:span text:style-name="T2"> to install (algorithmically, inference, conclusion by analogy or by analysis of the responses) connection with the concepts and relationships in other layers (interpretation). For convenience the resulting logical structure must be set to determine the derived corresponding layer concepts in natural language. The requirement for property inheritance relationships in the process of extracting the markup (see. Section 2), subject to the assignment of a class, the construction of different class hierarchies </text:span><text:span text:style-name="T37">are </text:span><text:span text:style-name="T2">examples of the implementation of the interpretations concepts between the layers.</text:span></text:p>
                <text:p text:style-name="P49"><text:bookmark text:name="result_box29"/><text:tab/>Thus the use of PPAS will allow to solve the problems of completeness object system<text:span text:style-name="T108">s</text:span>, concepts and relations in the document, the verification of consistency and in the long run automate the generation of programs implementing the theory of layers through the interpretation of existing algorithms, as well as many other service procedures.</text:p>
                <text:h text:style-name="P80" text:outline-level="2"><text:bookmark text:name="result_box49"/>Maintain a dialogue with the user</text:h>
                <text:p text:style-name="P36"><text:span text:style-name="T8"><text:tab/></text:span><text:bookmark text:name="result_box30"/><text:span text:style-name="T2">Consider the example of the use ontologies </text:span><text:span text:style-name="T38">multi</text:span><text:span text:style-name="T2">systems in implementing interactive subsystem interviewing user (</text:span><text:span text:style-name="T38">ISIU</text:span><text:span text:style-name="T2">).</text:span></text:p>
                <text:p text:style-name="P50"><text:span text:style-name="T8"><text:tab/></text:span><text:bookmark text:name="result_box31"/><text:span text:style-name="T2">To implement the </text:span><text:span text:style-name="T38">ISIU</text:span><text:span text:style-name="T2"> is necessary that the system has been implemented presentation layers relations "part-whole" hierarchy of entity classes, inheritance relationships between classes and objects, set theory and some of the layers of the subject, for example, a layer that defines that men and women is disjoint sets of people. The purpose of the dialogue with the user </text:span><text:span text:style-name="T38">is </text:span><text:span text:style-name="T2">select and install a new object belongs to a certain context (layer), install it in the interpretation of the </text:span><text:span text:style-name="T38">other layer </text:span><text:span text:style-name="T2">concepts <text:s/>and establish a complete set of consistent relations with the context object. Dialogue with the user based on the analysis of the known properties and limitations of the object </text:span><text:span text:style-name="T38">such as</text:span><text:span text:style-name="T2"> type, location of the original subject </text:span><text:span text:style-name="T38">to</text:span><text:span text:style-name="T2"> hierarchies contexts, existing relationships with other objects and others.</text:span></text:p>
                <text:p text:style-name="P51"><text:span text:style-name="T8"><text:tab/></text:span><text:bookmark text:name="result_box32"/><text:span text:style-name="T2">Consider a simple example of a model of family relations shown in Fig. 1 (in the figure the most obvious interpretation of the maps are not displayed). </text:span><text:span text:style-name="T39">Multi</text:span><text:span text:style-name="T2">systems shown in the figure <text:s/>includes four layers which are different models of the </text:span><text:span text:style-name="T16">Bob</text:span><text:span text:style-name="T2"> famil</text:span><text:span text:style-name="T39">y</text:span><text:span text:style-name="T2">. Layer 1 is the family as a concrete object. </text:span><text:span text:style-name="T39">I</text:span><text:span text:style-name="T2">n this layer contains only specific objects. Layer 2 defines the main role (relationship) family members. Layer 3 is the concept of "gender" as two mutually exclusive opposites. Layer 4 displays mereological concept </text:span><text:span text:style-name="T39">which </text:span><text:bookmark text:name="result_box58"/><text:span text:style-name="T2">reveals the meaning of</text:span><text:span text:style-name="T39"> </text:span><text:span text:style-name="T2">relation "part-whole".</text:span></text:p>
                <text:p text:style-name="P52"><text:span text:style-name="T8"><text:tab/></text:span><text:bookmark text:name="result_box33"/><text:span text:style-name="T2">Let's try to build on the basis of this </text:span><text:span text:style-name="T40">multi</text:span><text:span text:style-name="T2">systems ontologies chain issues with which defines the role of Jul </text:span><text:span text:style-name="T40">to </text:span><text:span text:style-name="T2">the Bob</text:span><text:span text:style-name="T44">'s</text:span><text:span text:style-name="T2"> family. Suppose we know that Julia </text:span><text:span text:style-name="T40">is</text:span><text:span text:style-name="T2"> woman. To put Jul in layer 1 is to ask the user "Is Ju</text:span><text:span text:style-name="T44">l</text:span><text:span text:style-name="T2"> part of the Bob</text:span><text:span text:style-name="T44">'s</text:span><text:span text:style-name="T2"> family?". The question is generated as a result of inductive inference that all family relationships through the interpretation of the attitude displayed “</text:span><text:span text:style-name="T13">partOf </text:span><text:span text:style-name="T2">:” layer 4. This conclusion is modeled by a contravariant functor from the layer (category) 2 in layer 4 (shown in Figure arrow on the ratio of "</text:span><text:span text:style-name="T43">has</text:span><text:span text:style-name="T41">Father</text:span><text:span text:style-name="T2">" to </text:span><text:span text:style-name="T13">partOf</text:span><text:span text:style-name="T2"> :, other similar arrows are not shown). Now, in order to confirm the fact that Jul</text:span><text:span text:style-name="T43"> </text:span><text:span text:style-name="T42">is</text:span><text:span text:style-name="T2"> member </text:span><text:span text:style-name="T42">of</text:span><text:span text:style-name="T2"> Bob</text:span><text:span text:style-name="T44">'s</text:span><text:span text:style-name="T2"> family enough to ask:"Is it true that </text:span><text:span text:style-name="T42">Jul</text:span><text:span text:style-name="T2"> </text:span><text:span text:style-name="T42">partOf</text:span><text:span text:style-name="T2">: Bob</text:span><text:span text:style-name="T44">'s</text:span><text:span text:style-name="T2"> famil</text:span><text:span text:style-name="T42">y</text:span><text:span text:style-name="T2">?". Designation of an instance of "Family" can be formed according to the traditional principle of designations family name of the father</text:span><text:span text:style-name="T42">'s</text:span><text:span text:style-name="T2"> family (</text:span><text:span text:style-name="T42">FF</text:span><text:span text:style-name="T2">), </text:span><text:span text:style-name="T42">that is </text:span><text:span text:style-name="T2">named "Bob". This fact is indicated by the arrow from Bob in the layer 1 to the concept "</text:span><text:span text:style-name="T42">FF</text:span><text:span text:style-name="T2">" </text:span><text:span text:style-name="T42">in the </text:span><text:span text:style-name="T2">layer 2.</text:span></text:p>
                <text:p text:style-name="P53"><text:soft-page-break/><text:span text:style-name="T8"><text:tab/></text:span><text:bookmark text:name="result_box34"/><text:span text:style-name="T2">If the user has answered this question in the affirmative <text:s/></text:span><text:span text:style-name="T43">that is</text:span><text:span text:style-name="T2"> Jul is part of the Bob</text:span><text:span text:style-name="T44">'s</text:span><text:span text:style-name="T2"> family </text:span><text:span text:style-name="T43">and</text:span><text:span text:style-name="T2"> </text:span><text:span text:style-name="T43">then w</text:span><text:span text:style-name="T2">e need to further clarify the role of Jul since the ratio partOf: not used explicitly in layer 1. Jul </text:span><text:span text:style-name="T43">is</text:span><text:span text:style-name="T2"> woman so there </text:span><text:span text:style-name="T43">she</text:span><text:span text:style-name="T2"> can be neither father nor son. If this were the case then </text:span><text:span text:style-name="T43">she </text:span><text:span text:style-name="T2">must be a man, but a man and a woman </text:span><text:span text:style-name="T43">are </text:span><text:span text:style-name="T2">formally opposing concepts. If the relationship </text:span><text:span text:style-name="T13">“hasMother :”</text:span><text:span text:style-name="T2"> in layer 1 is given multiplicity it will already be aware that the mother </text:span><text:span text:style-name="T44">of th</text:span><text:span text:style-name="T2"> family is Alice. Therefore, it remains one option to ask "Jul </text:span><text:span text:style-name="T44">is</text:span><text:span text:style-name="T2"> daughter in </text:span><text:span text:style-name="T44">a</text:span><text:span text:style-name="T2"> </text:span><text:span text:style-name="T44">Bob </text:span><text:span text:style-name="T2">family?". And now if the answer is yes then create a new tri</text:span><text:span text:style-name="T44">ple</text:span><text:span text:style-name="T2">: &lt;Bob's family hasDaughter: Jul&gt;. </text:span><text:span text:style-name="T44">F</text:span><text:span text:style-name="T16">or exampl</text:span><text:span text:style-name="T2">e, </text:span><text:span text:style-name="T44">if </text:span><text:span text:style-name="T2">Jul</text:span><text:span text:style-name="T44">'s sex</text:span><text:span text:style-name="T2"> is unknown then the second question is synthesized as follows: "What is the role </text:span><text:span text:style-name="T44">of Jul</text:span><text:span text:style-name="T2"> in the </text:span><text:span text:style-name="T16">Bob</text:span><text:span text:style-name="T18">'s</text:span><text:span text:style-name="T2"> family?". As the answers are given a list of two relations: </text:span><text:span text:style-name="T13">“hasDaughter:”</text:span><text:span text:style-name="T2"> and </text:span><text:span text:style-name="T13">“hasSon :”</text:span><text:span text:style-name="T2">.</text:span></text:p>
                <text:p text:style-name="P53"/>
                <text:p text:style-name="P73">Fig. 1. The example of <text:span text:style-name="T116">a </text:span>multisystem ontology </text:p>
                <text:p text:style-name="P46"/>
                <text:p text:style-name="P54"><text:span text:style-name="T8"><text:tab/></text:span><text:bookmark text:name="result_box35"/><text:span text:style-name="T2">In fact, in the initial example the first question to ask is not necessary since the family was only one role for a woman. For example, </text:span><text:span text:style-name="T45">i</text:span><text:span text:style-name="T2">f to remove the layer of Alice </text:span><text:span text:style-name="T45">(</text:span><text:span text:style-name="T2">mother</text:span><text:span text:style-name="T45">)</text:span><text:span text:style-name="T2"> </text:span><text:span text:style-name="T45">then</text:span><text:span text:style-name="T2"> in the first issue appears</text:span><text:span text:style-name="T45"> a</text:span><text:span text:style-name="T2"> significance. Questions of a general nature are given where necessary to reduce the number of alternatives in the responses in the future. In addition, the sequence of questions can be defined similarly to the decision tree.</text:span></text:p>
                <text:h text:style-name="Heading_20_1" text:outline-level="1"><text:bookmark text:name="result_box64"/>Application techniques in the notarial office</text:h>
                <text:p text:style-name="P55"><text:bookmark text:name="result_box36"/><text:tab/>Application techniques and emerging technologies is to automate the process <text:span text:style-name="T109">of </text:span>preparation notarial document . Text documents includes both formalized and <text:span text:style-name="T109">non-</text:span>formalized information in relation convenient for our research. <text:span text:style-name="T109">For example, f</text:span>ormalized information <text:span text:style-name="T109">is</text:span> passport data are individual, vehicle registration data, etc. Formal <text:s/><text:span text:style-name="T109">part of </text:span>documents transmitted actively from document to document, stored in relational databases <text:span text:style-name="T109">and</text:span> this information forms a chain of notarial acts in a process template. The final structure of the notarial document, in general, determined by the formal <text:span text:style-name="T109">part of the </text:span>text. For example, the format of the notary signature depends on the capacity of individuals mentioned in the document.</text:p>
                <text:p text:style-name="P56"><text:span text:style-name="T9"><text:tab/></text:span><text:bookmark text:name="result_box37"/><text:span text:style-name="T2">Currently documents are generated from templates. </text:span><text:span text:style-name="T46">I</text:span><text:span text:style-name="T2">n the pilot office </text:span><text:span text:style-name="T46">d</text:span><text:span text:style-name="T2">ocument templates are prepared </text:span><text:span text:style-name="T46">by</text:span><text:span text:style-name="T2"> engineer together with secretary </text:span><text:span text:style-name="T46">(d</text:span><text:span text:style-name="T2">eputy notary</text:span><text:span text:style-name="T46">)</text:span><text:span text:style-name="T2"> having sufficient experience with the existing system . A template is a HTML-form embedded in the text. The logical structure is defined </text:span><text:span text:style-name="T47">by</text:span><text:span text:style-name="T2"> field names, and information processing algorithms do not go beyond standard technologies to develop web sites. The resulting document is generated by the change of form fields on the input data. </text:span><text:span text:style-name="T48">Non-f</text:span><text:span text:style-name="T2">ormalized information in notarial document is presented in the form of text</text:span><text:span text:style-name="T48"> </text:span><text:span text:style-name="T2">paragraph, references to articles of the Code, explaining the text, etc. The names of the form fields marked with an identifier of a special structure that allows to correlate a set of fields in a separate subject, which they describe. Such a simple formalization already allows to perform basic operations to transform the role of the subject in a document by renaming identifiers parts, transfer (copy) form data from one document to another.</text:span></text:p>
                <text:p text:style-name="P57"><text:span text:style-name="T9"><text:tab/></text:span><text:bookmark text:name="result_box38"/><text:span text:style-name="T2">Applications developed an approach intended to increase the level of employees notary's office automation </text:span><text:span text:style-name="T49">in a </text:span><text:span text:style-name="T2">part of the development of document templates automation. It is necessary to </text:span><text:soft-page-break/><text:span text:style-name="T2">involve the secretaries and employees with low engineering qualifications in processes </text:span><text:span text:style-name="T49">of forming </text:span><text:span text:style-name="T2">the base document templates and their classifications, and provide a basis the exchange of personal data of individuals and entities between notaries.</text:span></text:p>
                <text:p text:style-name="P58"><text:span text:style-name="T9"><text:tab/></text:span><text:bookmark text:name="result_box39"/><text:span text:style-name="T2">Consider the example of a logical layer </text:span><text:span text:style-name="T50">'s representation to </text:span><text:span text:style-name="T2">notarized power of attorney in the framework of the proposed technologies S</text:span><text:span text:style-name="T50">W</text:span><text:span text:style-name="T2">. Party in the power of attorney formalized triples &lt;letatt998 containsPrincipal: indiv78&gt; and &lt;letatt998 kontaynsprosy: indiv79&gt;, where letatt998, indiv78 and indiv79 </text:span><text:span text:style-name="T50">are </text:span><text:span text:style-name="T2">identifiers <text:s/></text:span><text:span text:style-name="T50">of </text:span><text:span text:style-name="T2">specific documents and specific individuals. Both relationships kontaynsprintsipal: and containsProxy: are specializations of abstract relations hasIndividual: partOf :, and intended to define objects of a certain class and structural elements of the document. Now, using the indistinguishability relations containsPrincipal: and containsProxy: in one of the layers can be set in the user interface control that document changes the relationship containsPrincipal: on containsProxy: (and vice versa) in the corresponding triples. In general, the </text:span><text:span text:style-name="T51">top</text:span><text:span text:style-name="T2"> performance level of notarial documents is shown in Fig. 2.</text:span></text:p>
                <text:p text:style-name="P58"/>
                <text:p text:style-name="P8"><text:bookmark text:name="result_box65"/>Fig. 2. The top level domain ontology representation notarial document</text:p>
                <text:p text:style-name="P58"/>
                <text:h text:style-name="P77" text:outline-level="1">SOFTWARE ARCHITECTURE AND IMPLEMENTATION</text:h>
                <text:p text:style-name="P59"><text:bookmark text:name="result_box40"/><text:tab/>The software system is developed as a web-based application with the ability to install a local version of a PC user. Fig. 3 shows the overall architecture of the <text:span text:style-name="T110">kernel</text:span> software system. The kernel is based on the popular client-server architecture. Client receives <text:s/><text:span text:style-name="T110">from a server </text:span>the result of applying the template Chameleon to a certain object (module "Generator type"). To do this, <text:span text:style-name="T111">it is nesserary</text:span> to download th<text:span text:style-name="T111">is</text:span> object that is provided by the "triple loader." Its object is represented by a set of triplets; generated text includes only those data that are allowed to view this user. Access to the data is controlled by the module "Privacy". Filtered triples are not displayed and the user gets an informational message. The task module "Manager of data" to provide storage service triples in different formats of data in the system, convert triples in these formats and vice versa. Using multiple formats allows to maintain algorithmically different packaged operations on the data. For example, the registration data of vehicles conveniently stored in a relational database and use the appropriate tools for quick search. An example of storage supports a variety of data formats <text:span text:style-name="T112">is</text:span> OpenLink Virtuoso Universal Server [14] and its free version.</text:p>
                <text:h text:style-name="Heading_20_2" text:outline-level="2">Useful tools</text:h>
                <text:p text:style-name="P60"><text:span text:style-name="T10"><text:tab/></text:span><text:bookmark text:name="result_box41"/><text:span text:style-name="T2">Exposure draft decision applications leads to the following set of requirements for the target properties of the software product.</text:span></text:p>
                <text:p text:style-name="P61"><text:bookmark text:name="result_box42"/>1) The software system must refer to the class of free (open-source) software. The goal <text:span text:style-name="T113">is </text:span>to attract the public to<text:span text:style-name="T113"> development problem</text:span> and (re)engineering of workflow as <text:span text:style-name="T113">multi</text:span>system ontologies.</text:p>
                <text:p text:style-name="P61">2) The program should have two implementations: a local and a <text:span text:style-name="T113">web form</text:span>. This will provide the maximum coverage of users of the network as an open or closed.</text:p>
                <text:p text:style-name="P61"><text:soft-page-break/>3) The <text:span text:style-name="T113">server</text:span> part of the <text:span text:style-name="T113">web-</text:span>application must be undemanding to computing resources and to operate in an environment of low-cost shared hosting.</text:p>
                <text:p text:style-name="P61">4) As a consequence of <text:span text:style-name="T114">par. </text:span>3 <text:span text:style-name="T114">it </text:span>is necessary to provide support various data storage systems for storing triples.</text:p>
                <text:p text:style-name="P37"><text:bookmark text:name="result_box43"/><text:span text:style-name="T2">As a popular platform in the divided hosting supports a combination of the programming language PHP </text:span><text:span text:style-name="T52">and</text:span><text:span text:style-name="T2"> database server MySQL operating under the operating system Linux. In addition, modern </text:span><text:span text:style-name="T52">web-</text:span><text:span text:style-name="T2">applications on the side of the web browser actively use programming environment JavaScript.</text:span></text:p>
                <text:p text:style-name="P37"><text:span text:style-name="T10"><text:tab/></text:span><text:bookmark text:name="result_box44"/><text:span text:style-name="T2">Graph representation of semantics in PHP, as well as access to its components, provides the libraries EasyRdf. Library allows to load graphs in RDF format and present them in the form of objects PHP, which provides access to the object-oriented style, or by using a standard query language SPARQL.</text:span></text:p>
                <text:p text:style-name="P37"><text:span text:style-name="T10"><text:tab/></text:span><text:bookmark text:name="result_box45"/><text:span text:style-name="T2">Storing RDF-triples in a relational database MySQL is supported library ARC2, which also implements a query language for RDF-Graph SPARQL. ARC2 is a platform application developer with the functions of </text:span><text:span text:style-name="T53">SW</text:span><text:span text:style-name="T2">, which supports the expansion of the basic functions of plug-in modules, the creation of trigger functions for processing query results SPARQL.</text:span></text:p>
                <text:p text:style-name="P62"><text:span text:style-name="T10"><text:tab/></text:span><text:bookmark text:name="result_box46"/><text:span text:style-name="T2">Using technology ZOPE Page Template (ZPT) as the main mechanism causing the text from </text:span><text:span text:style-name="T54">from</text:span><text:span text:style-name="T2"> the logical layer allows platform independent implementation of the system represent a form display triples, while storing it in the </text:span><text:span text:style-name="T54">graph</text:span><text:span text:style-name="T2">. ZPT is a template system that allows programmers and designers to create dynamic WEB-pages. Originally ZPT is part of ZOPE and gain enough popularity due to its declarative approach to the description of the transformation of HTML and XML-documents. The structure of the technology include language interpreters requests to the logical structure of the programming language TALES (Template Attribute Language Expression Syntax), methods of processing the tree view hypertext documents METAL (Meta TAL), and internationalization (I18N). Developers ZPT pursued the aim to solve the following standard tasks for WEB:</text:span></text:p>
                <text:p text:style-name="P9"><text:bookmark text:name="result_box47"/>1) Ensure separation of the user interface and application logic;</text:p>
                <text:p text:style-name="P10">2) Creating a user interface using the normal file HTML, which allows developers to use special software packages for editing and development of Web-sites (eg, Dreamweaver);</text:p>
                <text:p text:style-name="P10">3) Getting the user from the sale of cycles to fill the tables and list items;</text:p>
                <text:p text:style-name="P10">4) Control the display of Web-page elements depending on the data displayed model.</text:p>
                <text:p text:style-name="P63"><text:span text:style-name="T10"><text:tab/></text:span><text:bookmark text:name="result_box48"/><text:span text:style-name="T2">Currently, there are many implementations of interpreters TALES and METAL for different programming systems, including for the PHP programming language. PHPTAL is the implementation of this syste</text:span><text:span text:style-name="T55">m </text:span><text:span text:style-name="T2">supports namespaces TALES, METAL and I18N. The basic syntax and semantics of the language TALES not depend on the implementation language of the library, which is one of the factors portability across technologies.</text:span></text:p>
                <text:p text:style-name="P64"><text:tab/><text:span text:style-name="T115">For subprogram of</text:span><text:span text:style-name="T2"> JavaScript, running on the side of the web browser, the functions </text:span><text:span text:style-name="T56">of ZPT</text:span><text:span text:style-name="T2"> are implemented using library Distal which allows to load data dynamically into the template. This allows the </text:span><text:span text:style-name="T57">web-</text:span><text:span text:style-name="T2">developer to transfer some display functions on the client side </text:span><text:span text:style-name="T57">and</text:span><text:span text:style-name="T2"> </text:span><text:span text:style-name="T57">t</text:span><text:span text:style-name="T2">o use computing resources workstation and server load.</text:span></text:p>
                <text:p text:style-name="P65"><text:span text:style-name="T2"><text:tab/></text:span><text:bookmark text:name="result_box51"/><text:span text:style-name="T2">Local custom version of the application should be easy to install, configure and maintain, so the logical storage layers in commercial </text:span><text:bookmark text:name="result_box67"/><text:span text:style-name="T2">database management system </text:span><text:span text:style-name="T58">(</text:span><text:span text:style-name="T2">DBMS</text:span><text:span text:style-name="T58">)</text:span><text:span text:style-name="T2">, such as DB2, </text:span><text:soft-page-break/><text:span text:style-name="T2">Oracle or Microsoft SQL Server is not appropriate, because demands the professional attention during installation and maintenance. A better option for storage is a database management system built into the main process is not required to be special forms of interprocess communication. Typically, such systems are also extremely simple to install and configure step.</text:span></text:p>
                <text:p text:style-name="P66"><text:span text:style-name="T2"><text:tab/></text:span><text:bookmark text:name="result_box52"/><text:span text:style-name="T2">One interesting example of such </text:span><text:span text:style-name="T59">DBMS</text:span><text:span text:style-name="T2"> is Kyoto Cabinet system[15], which is a library of </text:span><text:span text:style-name="T59">procedures</text:span><text:span text:style-name="T2"> for managing a database in the standard BerkeleyDB. The library stores the data in one or more files in the file system </text:span><text:span text:style-name="T60">and </text:span><text:span text:style-name="T2">provides an effective display of unique keys to values. The key and value are not fixed sequence of bytes. Display organized using a hash table or B + -tree. In addition, Kyoto Cabinet implements various methods to protect information from loss due to physical damage of storage: sparse data format with duplication of information and data replication between slave servers, etc. This add-in library exist, allowing to organize storage triples.</text:span></text:p>
                <text:p text:style-name="P37"><text:span text:style-name="T2"><text:tab/></text:span><text:bookmark text:name="result_box53"/><text:span text:style-name="T2">Thus, modern server computing resources and open source software technology of </text:span><text:span text:style-name="T61">Web-</text:span><text:span text:style-name="T2">sites almost completely provide the technological basis for the proposed development.</text:span></text:p>
                <text:h text:style-name="P78" text:outline-level="1">Similar projects</text:h>
                <text:p text:style-name="Text_20_body"><text:span text:style-name="T11"><text:tab/></text:span><text:bookmark text:name="result_box54"/><text:span text:style-name="T2">Among the well-known projects in varying degrees using tools interactively build semantic markup text documents released "Semantic MediaWiki". Here </text:span><text:span text:style-name="T62">t</text:span><text:span text:style-name="T2">he visual editor text representation wiki pages expanded ability to specify parts of the text semantic annotations. For this purpose a special markup format </text:span><text:span text:style-name="T62">is developed</text:span><text:span text:style-name="T2">. Annotations are used by the search information on wiki pages [16].</text:span></text:p>
                <text:p text:style-name="P67"><text:span text:style-name="T11"><text:tab/></text:span><text:bookmark text:name="result_box68"/><text:span text:style-name="T2">In comparison with the previous development </text:span><text:span text:style-name="T63">to</text:span><text:span text:style-name="T2"> the project OntoWiki [17] found similar results, but with a different starting point. OntoWiki based on the idea of using the logical layer for the submission of all information on the site similar to that considered in this paper. The logical layer is edited using the entry forms generated automatically based on the existing system vocabularies (term </text:span><text:span text:style-name="T63">s</text:span><text:span text:style-name="T2">ets). User is allowed to edit only one text attribute </text:span><text:span text:style-name="T14">l</text:span><text:span text:style-name="T13">od: content</text:span><text:span text:style-name="T2">, while allowed to use to HTML. This HTML-text has no relation to the existing logical structure of the text </text:span><text:span text:style-name="T64">that</text:span><text:span text:style-name="T2"> appears in the form of </text:span><text:span text:style-name="T64">a WEB-</text:span><text:span text:style-name="T2">document. The text is edit by a visual (WYSIWYG) editor, built-in OntoWiki. The project provides technological support for the development of a social network based on the exchange Linked Data format.</text:span></text:p>
                <text:p text:style-name="P68"><text:tab/><text:bookmark text:name="result_box57"/><text:span text:style-name="T2">Presented in this paper material develops the ideas OntoWiki in the direction of developing a mechanism WYSIWYG-representation and editing of documents, as well as automation of the extraction markup based on the analysis of document changes. Templates for submission of documents on sites in OntoWiki are stored in a special data structure </text:span><text:span text:style-name="T65">out of </text:span><text:span text:style-name="T2">ontology and do not depend on the document context. Unlike our approach lies in the fact that the representation being a full part of the ontology can be inferred from the inheritance hierarchy.</text:span></text:p>
                <text:p text:style-name="P68"/>
                <text:h text:style-name="Heading_20_1" text:outline-level="1" text:is-list-header="true"><text:bookmark text:name="result_box70"/>CONCLUSION</text:h>
                <text:p text:style-name="P69"><text:tab/><text:bookmark text:name="result_box71"/><text:span text:style-name="T2">The study is aimed at supporting the development of semantic web technologies in terms of automating the process of semantic markup document. In this paper we consider the approach to the </text:span><text:soft-page-break/><text:span text:style-name="T2">representation of the logical layer of the document content (or electronic resource), based on the use of ontologies </text:span><text:span text:style-name="T66">multi</text:span><text:span text:style-name="T2">systems. The use of ontolog</text:span><text:span text:style-name="T67">y multisystems</text:span><text:span text:style-name="T2"> and </text:span><text:span text:style-name="T67">multi</text:span><text:span text:style-name="T2">istemic bundle procedures [13] allows to progress in solving the problem of acquiring knowledge about the domain. New knowledge is constructed in the form </text:span><text:span text:style-name="T68">of </text:span><text:span text:style-name="T2">object </text:span><text:span text:style-name="T68">l</text:span><text:span text:style-name="T2">ayers, concepts and relationships (morphisms) between them displayed through the interpretation of other including existing layers. At the same time, in the future, it is possible to automate the construction of algorithms that implement properties of the constituent units of the layer in the image and likeness theories the existing in layers. At this stage of research </text:span><text:span text:style-name="T69">multis</text:span><text:span text:style-name="T2">ystem ontologies allows <text:s/>to organize and classify the facts about the domain by analogy with the existing structures, as well as to obtain new interpretations of formed concepts.</text:span></text:p>
                <text:p text:style-name="P70"><text:span text:style-name="T2"><text:tab/></text:span><text:bookmark text:name="result_box72"/><text:span text:style-name="T2">In the main part of the paper discusses the methodology of organizing the interactive process of constructing a logical presentation layer based </text:span><text:span text:style-name="T70">on</text:span><text:span text:style-name="T2"> content mining changes in different versions of a document generated by the user. </text:span><text:span text:style-name="T70">We</text:span><text:span text:style-name="T2"> </text:span><text:span text:style-name="T70">was considered the problem of dialogue with the user which</text:span><text:span text:style-name="T2"> purpose is to supplement/formation of existing semantic models (logical layer) with new objects and relationships. </text:span><text:span text:style-name="T71">The </text:span><text:span text:style-name="T70">dialogue</text:span><text:span text:style-name="T2"> with the user is conducted by means of inference network view </text:span><text:span text:style-name="T71">multi</text:span><text:span text:style-name="T2">systems ontologies.</text:span></text:p>
                <text:p text:style-name="P71"><text:span text:style-name="T2"><text:tab/></text:span><text:span text:style-name="T72">T</text:span><text:span text:style-name="T2">he architecture of the pilot software system </text:span><text:span text:style-name="T72">discusses </text:span><text:span text:style-name="T2">that implements the functions described herein, as well as a review of software technologies used to evaluate their performance parameters and opportunities. We consider separately the question of </text:span><text:span text:style-name="T73">using </text:span><text:span text:style-name="T2">technology ZOPE Page Template, namely its implementation as a library Chameleon to describe aspects of data presentation </text:span><text:span text:style-name="T73">SW</text:span><text:span text:style-name="T2">. The possibilities of integration patterns in the format RDF (Resource Description Framework) </text:span><text:span text:style-name="T74">was </text:span><text:bookmark text:name="result_box77"/><text:span text:style-name="T2">research</text:span><text:span text:style-name="T74">ed</text:span><text:span text:style-name="T2">. The format allows to store the relationship between entities that describe the semantics of the document content and templates to convert the logical structures in the document text fragments. </text:span><text:bookmark text:name="result_box78"/><text:span text:style-name="T2">We present </text:span><text:span text:style-name="T75">the </text:span><text:span text:style-name="T2">realization of this transformation. As a result of the transformation generated text also contains data semantic markup format RDFa. These data will be used on the client (web-browser) to provide a user interface, in particular, to modify the data of the logical layer.</text:span></text:p>
                <text:p text:style-name="P72"><text:span text:style-name="T2"><text:tab/></text:span><text:bookmark text:name="result_box79"/><text:span text:style-name="T2">As a practical test application proposed the implementation of the automation activities Secretaries notary office. <text:s/>Submission of documents in the office different balance formaliz</text:span><text:span text:style-name="T76">able</text:span><text:span text:style-name="T2"> and non-formalizable parts of the text. In addition, based on the technology being developed is possible to build a social network for the exchange of logical layer documents.</text:span></text:p>
                <text:h text:style-name="Heading_20_1" text:outline-level="1" text:is-list-header="true"><text:bookmark text:name="result_box75"/>GRATITUDE</text:h>
                <text:p text:style-name="P11"><text:bookmark text:name="result_box76"/><text:tab/>The results obtained with the support of research Integration interdisciplinary project of SB RAS No17 «Creating services and infrastructure of scientific spatial data to support integrated and interdisciplinary research of the Baikal natural territory".</text:p>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1T19:46:29.107920988</meta:creation-date>
    <dc:date>2015-02-09T13:29:29.403821822</dc:date>
    <meta:editing-duration>PT8H57M37S</meta:editing-duration>
    <meta:editing-cycles>129</meta:editing-cycles>
    <meta:generator>LibreOffice/4.3.5.2.0$Linux_X86_64 LibreOffice_project/430m0$Build-2</meta:generator>
    <meta:document-statistic meta:table-count="0" meta:image-count="0" meta:object-count="0" meta:page-count="13" meta:paragraph-count="152" meta:word-count="6208" meta:character-count="41045" meta:non-whitespace-character-count="34905"/>
  </office:meta>
</office:document-meta>
</file>